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Abyssinica SIL" svg:font-family="'Abyssinica SIL'" style:font-pitch="variable"/>
    <style:font-face style:name="Chandas" svg:font-family="Chandas" style:font-pitch="variable"/>
    <style:font-face style:name="Chilanka" svg:font-family="Chilank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Footer">
      <style:text-properties officeooo:rsid="0045a579" officeooo:paragraph-rsid="009100a2"/>
    </style:style>
    <style:style style:name="P2"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1d6f4" style:font-size-asian="12pt" style:language-asian="tr" style:country-asian="TR" style:font-weight-asian="normal" style:font-name-complex="Times New Roman1" style:font-size-complex="12pt" style:font-weight-complex="normal"/>
    </style:style>
    <style:style style:name="P3"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0e99e" style:font-size-asian="12pt" style:language-asian="tr" style:country-asian="TR" style:font-weight-asian="normal" style:font-name-complex="Times New Roman" style:font-size-complex="12pt" style:font-weight-complex="normal"/>
    </style:style>
    <style:style style:name="P4"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ilanka" fo:font-size="12pt" fo:font-weight="normal" officeooo:rsid="00276427" officeooo:paragraph-rsid="004e8cf1" style:font-size-asian="12pt" style:font-weight-asian="normal" style:font-name-complex="Times New Roman1" style:font-size-complex="12pt" style:font-weight-complex="normal"/>
    </style:style>
    <style:style style:name="P5" style:family="paragraph" style:parent-style-name="Footer">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fo:font-style="italic" style:text-underline-style="solid" style:text-underline-width="auto" style:text-underline-color="font-color" fo:font-weight="bold" officeooo:rsid="0047d350" officeooo:paragraph-rsid="00992360" style:font-size-asian="12pt" style:language-asian="tr" style:country-asian="TR" style:font-style-asian="italic" style:font-weight-asian="bold" style:font-name-complex="Times New Roman" style:font-size-complex="12pt"/>
    </style:style>
    <style:style style:name="P6"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andas" fo:font-size="11pt" fo:font-weight="normal" officeooo:rsid="005e877f" officeooo:paragraph-rsid="00a43a1d" style:font-size-asian="11pt" style:language-asian="tr" style:country-asian="TR" style:font-weight-asian="normal" style:font-name-complex="Times New Roman1" style:font-size-complex="11pt" style:font-weight-complex="normal"/>
    </style:style>
    <style:style style:name="P7" style:family="paragraph" style:parent-style-name="Footer">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Abyssinica SIL" fo:font-size="11pt" fo:font-weight="normal" officeooo:rsid="005e877f" officeooo:paragraph-rsid="009100a2" style:font-size-asian="11pt" style:language-asian="tr" style:country-asian="TR" style:font-weight-asian="normal" style:font-name-complex="Times New Roman1" style:font-size-complex="11pt" style:font-weight-complex="normal"/>
    </style:style>
    <style:style style:name="P8"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ilanka" fo:font-size="12pt" fo:font-weight="normal" officeooo:rsid="005e877f" officeooo:paragraph-rsid="00b0e99e" style:font-size-asian="12pt" style:language-asian="tr" style:country-asian="TR" style:font-weight-asian="normal" style:font-name-complex="Times New Roman" style:font-size-complex="12pt" style:font-weight-complex="normal"/>
    </style:style>
    <style:style style:name="P9"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ilanka" fo:font-size="12pt" fo:font-weight="normal" officeooo:rsid="005e877f" officeooo:paragraph-rsid="00b8b0f5" style:font-size-asian="12pt" style:language-asian="tr" style:country-asian="TR" style:font-weight-asian="normal" style:font-name-complex="Times New Roman" style:font-size-complex="12pt" style:font-weight-complex="normal"/>
    </style:style>
    <style:style style:name="P10"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11"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ilanka" fo:font-size="12pt" fo:font-weight="bold" officeooo:paragraph-rsid="00b8b0f5" style:font-size-asian="12pt" style:font-weight-asian="bold" style:font-size-complex="12pt" style:font-weight-complex="bold"/>
    </style:style>
    <style:style style:name="P12" style:family="paragraph" style:parent-style-name="Text_20_body">
      <style:paragraph-properties fo:margin-left="0cm" fo:margin-right="0cm" fo:margin-top="0cm" fo:margin-bottom="0cm" loext:contextual-spacing="false" style:line-height-at-least="0cm" fo:text-align="start" style:justify-single-word="false" fo:text-indent="0cm" style:auto-text-indent="false" style:writing-mode="page"/>
      <style:text-properties style:font-name="Chilanka" fo:font-size="12pt" fo:font-weight="bold" officeooo:rsid="005e877f" officeooo:paragraph-rsid="00b8b0f5" style:font-size-asian="12pt" style:language-asian="tr" style:country-asian="TR" style:font-weight-asian="bold" style:font-name-complex="Times New Roman" style:font-size-complex="12pt" style:font-weight-complex="bold"/>
    </style:style>
    <style:style style:name="P13"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Abyssinica SIL" fo:font-size="12pt" fo:font-weight="normal" officeooo:rsid="00374a74" officeooo:paragraph-rsid="003b129e" style:font-size-asian="12pt" style:language-asian="tr" style:country-asian="TR" style:font-weight-asian="normal" style:font-name-complex="Times New Roman" style:font-size-complex="12pt" style:font-weight-complex="normal"/>
    </style:style>
    <style:style style:name="P14"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 style:font-size-complex="11pt" style:font-weight-complex="normal"/>
    </style:style>
    <style:style style:name="P15" style:family="paragraph" style:parent-style-name="Text_20_body">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16" style:family="paragraph" style:parent-style-name="Standard">
      <style:paragraph-properties fo:margin-left="0cm" fo:margin-right="0cm" fo:margin-top="0cm" fo:margin-bottom="0cm" loext:contextual-spacing="false" style:line-height-at-least="0cm" fo:text-align="center" style:justify-single-word="false" fo:text-indent="0cm" style:auto-text-indent="false" style:writing-mode="page"/>
      <style:text-properties style:font-name="Chilanka" fo:font-size="12pt" fo:font-weight="bold" officeooo:rsid="002b0bb3" officeooo:paragraph-rsid="002b0bb3" style:font-size-asian="12pt" style:font-weight-asian="bold" style:font-size-complex="12pt" style:font-weight-complex="bold"/>
    </style:style>
    <style:style style:name="P1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fo:font-weight="bold" officeooo:paragraph-rsid="00455e00" style:font-size-asian="12pt" style:font-weight-asian="bold" style:font-size-complex="12pt" style:font-weight-complex="bold"/>
    </style:style>
    <style:style style:name="P1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275b19" style:font-size-asian="12pt" style:font-size-complex="12pt"/>
    </style:style>
    <style:style style:name="P1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4c1294" style:font-size-asian="12pt" style:font-size-complex="12pt"/>
    </style:style>
    <style:style style:name="P2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298cb2" style:font-size-asian="12pt" style:font-size-complex="12pt"/>
    </style:style>
    <style:style style:name="P2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56ecfa" style:font-size-asian="12pt" style:font-size-complex="12pt"/>
    </style:style>
    <style:style style:name="P2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4d17d8" style:font-size-asian="12pt" style:font-size-complex="12pt"/>
    </style:style>
    <style:style style:name="P2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455e00" style:font-size-asian="12pt" style:font-size-complex="12pt"/>
    </style:style>
    <style:style style:name="P2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512536" style:font-size-asian="12pt" style:font-size-complex="12pt"/>
    </style:style>
    <style:style style:name="P2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2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6fa4e9" style:font-size-asian="12pt" style:font-size-complex="12pt"/>
    </style:style>
    <style:style style:name="P2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496a67" style:font-size-asian="12pt" style:font-size-complex="12pt"/>
    </style:style>
    <style:style style:name="P2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b0e99e" style:font-size-asian="12pt" style:font-size-complex="12pt"/>
    </style:style>
    <style:style style:name="P2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b1d6f4" style:font-size-asian="12pt" style:font-size-complex="12pt"/>
    </style:style>
    <style:style style:name="P3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fo:font-weight="normal" officeooo:paragraph-rsid="005192be" style:font-size-asian="12pt" style:language-asian="tr" style:country-asian="TR" style:font-weight-asian="normal" style:font-name-complex="Times New Roman" style:font-size-complex="12pt" style:font-weight-complex="normal"/>
    </style:style>
    <style:style style:name="P3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fo:font-style="normal" officeooo:rsid="007e3d08" officeooo:paragraph-rsid="00875977" style:font-size-asian="12pt" style:language-asian="tr" style:country-asian="TR" style:font-style-asian="normal" style:font-name-complex="Times New Roman" style:font-size-complex="12pt" style:font-weight-complex="normal"/>
    </style:style>
    <style:style style:name="P32" style:family="paragraph" style:parent-style-name="Text_20_body_20_indent">
      <style:paragraph-properties fo:margin-left="0cm" fo:margin-right="0cm" fo:margin-top="0cm" fo:margin-bottom="0cm" loext:contextual-spacing="false" style:line-height-at-least="0cm" fo:text-indent="0cm" style:auto-text-indent="false" style:writing-mode="page"/>
      <style:text-properties style:font-name="Chilanka" fo:font-size="12pt" officeooo:paragraph-rsid="004c1294" style:font-size-asian="12pt" style:font-size-complex="12pt"/>
    </style:style>
    <style:style style:name="P3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 style:font-size-complex="11pt"/>
    </style:style>
    <style:style style:name="P3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officeooo:paragraph-rsid="00b8b0f5" style:font-size-asian="11pt" style:font-size-complex="11pt"/>
    </style:style>
    <style:style style:name="P3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 style:font-size-complex="11pt" style:font-weight-complex="normal"/>
    </style:style>
    <style:style style:name="P3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officeooo:paragraph-rsid="004958df" style:font-size-asian="12pt" style:font-size-complex="12pt"/>
    </style:style>
    <style:style style:name="P3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officeooo:paragraph-rsid="005865ba" style:font-size-asian="12pt" style:font-size-complex="12pt"/>
    </style:style>
    <style:style style:name="P3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officeooo:paragraph-rsid="00b8b0f5" style:font-size-asian="12pt" style:font-size-complex="12pt"/>
    </style:style>
    <style:style style:name="P3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officeooo:paragraph-rsid="004958df" style:font-size-asian="12pt" style:language-asian="tr" style:country-asian="TR" style:font-name-complex="Tahoma" style:font-size-complex="12pt"/>
    </style:style>
    <style:style style:name="P4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officeooo:rsid="0014a809" officeooo:paragraph-rsid="008f180f" style:font-size-asian="12pt" style:language-asian="tr" style:country-asian="TR" style:font-name-complex="Times New Roman" style:font-size-complex="12pt"/>
    </style:style>
    <style:style style:name="P4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officeooo:paragraph-rsid="00b8b0f5" style:font-size-asian="12pt" style:language-asian="tr" style:country-asian="TR" style:font-name-complex="Times New Roman" style:font-size-complex="12pt"/>
    </style:style>
    <style:style style:name="P4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officeooo:paragraph-rsid="005915ab" style:font-size-asian="12pt" style:font-name-complex="Times New Roman" style:font-size-complex="12pt"/>
    </style:style>
    <style:style style:name="P4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fo:font-weight="normal" officeooo:rsid="00374a74" officeooo:paragraph-rsid="005915ab" style:font-size-asian="12pt" style:language-asian="tr" style:country-asian="TR" style:font-weight-asian="normal" style:font-name-complex="Times New Roman" style:font-size-complex="12pt" style:font-weight-complex="normal"/>
    </style:style>
    <style:style style:name="P4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fo:font-weight="normal" officeooo:rsid="006fa4e9" officeooo:paragraph-rsid="005915ab" style:font-size-asian="12pt" style:language-asian="tr" style:country-asian="TR" style:font-weight-asian="normal" style:font-name-complex="Times New Roman" style:font-size-complex="12pt" style:font-weight-complex="normal"/>
    </style:style>
    <style:style style:name="P4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fo:font-weight="normal" officeooo:rsid="004958df" officeooo:paragraph-rsid="005915ab" style:font-size-asian="12pt" style:language-asian="tr" style:country-asian="TR" style:font-weight-asian="normal" style:font-name-complex="Times New Roman" style:font-size-complex="12pt" style:font-weight-complex="normal"/>
    </style:style>
    <style:style style:name="P4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Abyssinica SIL" fo:font-size="12pt" style:text-underline-style="solid" style:text-underline-width="auto" style:text-underline-color="font-color" officeooo:rsid="0014a809" officeooo:paragraph-rsid="005915ab" style:font-size-asian="12pt" style:language-asian="tr" style:country-asian="TR" style:font-name-complex="Times New Roman" style:font-size-complex="12pt"/>
    </style:style>
    <style:style style:name="P4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4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 style:font-size-complex="11pt" style:font-weight-complex="normal"/>
    </style:style>
    <style:style style:name="P4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 style:font-size-complex="11pt" style:font-weight-complex="normal"/>
    </style:style>
    <style:style style:name="P5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 style:font-size-complex="11pt" style:font-weight-complex="normal"/>
    </style:style>
    <style:style style:name="P5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 style:font-size-complex="11pt" style:font-weight-complex="normal"/>
    </style:style>
    <style:style style:name="P5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89ada2" officeooo:paragraph-rsid="00a43a1d" style:font-size-asian="11pt" style:language-asian="tr" style:country-asian="TR" style:font-weight-asian="normal" style:font-name-complex="Times New Roman" style:font-size-complex="11pt" style:font-weight-complex="normal"/>
    </style:style>
    <style:style style:name="P5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89ada2" officeooo:paragraph-rsid="00b8b0f5" style:font-size-asian="11pt" style:language-asian="tr" style:country-asian="TR" style:font-weight-asian="normal" style:font-name-complex="Times New Roman" style:font-size-complex="11pt" style:font-weight-complex="normal"/>
    </style:style>
    <style:style style:name="P5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weight="normal" officeooo:rsid="0055ae5c" officeooo:paragraph-rsid="00b8b0f5" style:font-size-asian="11pt" style:language-asian="tr" style:country-asian="TR" style:font-weight-asian="normal" style:font-name-complex="Times New Roman" style:font-size-complex="11pt" style:font-weight-complex="normal"/>
    </style:style>
    <style:style style:name="P5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1pt" fo:font-style="normal" style:text-underline-style="solid" style:text-underline-width="auto" style:text-underline-color="font-color" fo:font-weight="normal" officeooo:paragraph-rsid="00a43a1d" style:font-size-asian="11pt" style:language-asian="tr" style:country-asian="TR" style:font-style-asian="normal" style:font-weight-asian="normal" style:font-name-complex="Times New Roman" style:font-size-complex="11pt" style:font-style-complex="normal" style:font-weight-complex="normal"/>
    </style:style>
    <style:style style:name="P5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2pt" officeooo:paragraph-rsid="00b8b0f5" style:font-size-asian="12pt" style:font-size-complex="12pt"/>
    </style:style>
    <style:style style:name="P5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2pt" officeooo:paragraph-rsid="00b8b0f5" style:font-size-asian="12pt" style:language-asian="tr" style:country-asian="TR" style:font-name-complex="Times New Roman" style:font-size-complex="12pt"/>
    </style:style>
    <style:style style:name="P5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andas" fo:font-size="12pt" fo:font-weight="bold" officeooo:rsid="00b32608" officeooo:paragraph-rsid="00b8b0f5" style:font-size-asian="12pt" style:language-asian="tr" style:country-asian="TR" style:font-weight-asian="bold" style:font-name-complex="Times New Roman" style:font-size-complex="12pt" style:font-weight-complex="bold"/>
    </style:style>
    <style:style style:name="P5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af4b81" style:font-size-asian="12pt" style:language-asian="tr" style:country-asian="TR" style:font-name-complex="Times New Roman" style:font-size-complex="12pt"/>
    </style:style>
    <style:style style:name="P6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7c8eb0" style:font-size-asian="12pt" style:language-asian="tr" style:country-asian="TR" style:font-name-complex="Times New Roman" style:font-size-complex="12pt"/>
    </style:style>
    <style:style style:name="P6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6fa4e9" style:font-size-asian="12pt" style:language-asian="tr" style:country-asian="TR" style:font-name-complex="Times New Roman" style:font-size-complex="12pt"/>
    </style:style>
    <style:style style:name="P62"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5192be" style:font-size-asian="12pt" style:language-asian="tr" style:country-asian="TR" style:font-name-complex="Times New Roman" style:font-size-complex="12pt"/>
    </style:style>
    <style:style style:name="P63"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af4b81" style:font-size-asian="12pt" style:font-size-complex="12pt"/>
    </style:style>
    <style:style style:name="P64"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6fa4e9" style:font-size-asian="12pt" style:font-size-complex="12pt"/>
    </style:style>
    <style:style style:name="P65"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a43a1d" style:font-size-asian="12pt" style:font-size-complex="12pt"/>
    </style:style>
    <style:style style:name="P66"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7c8eb0" style:font-size-asian="12pt" style:font-size-complex="12pt"/>
    </style:style>
    <style:style style:name="P67"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8f180f" style:font-size-asian="12pt" style:font-size-complex="12pt"/>
    </style:style>
    <style:style style:name="P68"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b8b0f5" style:font-size-asian="12pt" style:font-size-complex="12pt"/>
    </style:style>
    <style:style style:name="P69"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style>
    <style:style style:name="P70"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 style:font-size-complex="12pt" style:font-style-complex="italic" style:font-weight-complex="bold"/>
    </style:style>
    <style:style style:name="P71" style:family="paragraph" style:parent-style-name="Standard">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fo:font-style="italic" fo:font-weight="normal" officeooo:rsid="00b3f9ce" officeooo:paragraph-rsid="00b3f9ce" style:font-size-asian="12pt" style:language-asian="tr" style:country-asian="TR" style:font-style-asian="italic" style:font-weight-asian="normal" style:font-name-complex="Times New Roman" style:font-size-complex="12pt" style:font-style-complex="italic" style:font-weight-complex="normal"/>
    </style:style>
    <style:style style:name="P72"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73"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949714" style:font-size-asian="12pt" style:font-size-complex="12pt"/>
    </style:style>
    <style:style style:name="P74"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2bcdb2" style:font-size-asian="12pt" style:font-size-complex="12pt"/>
    </style:style>
    <style:style style:name="P75"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455e00" style:font-size-asian="12pt" style:font-size-complex="12pt"/>
    </style:style>
    <style:style style:name="P76" style:family="paragraph" style:parent-style-name="List_20_Paragraph" style:list-style-name="WWNum3">
      <style:paragraph-properties fo:margin-left="0cm" fo:margin-right="0cm" fo:margin-top="0cm" fo:margin-bottom="0cm" loext:contextual-spacing="false" style:line-height-at-least="0cm" fo:text-align="justify" style:justify-single-word="false" fo:text-indent="0cm" style:auto-text-indent="false"/>
      <style:text-properties style:font-name="Chilanka" fo:font-size="12pt" officeooo:paragraph-rsid="00455e00" style:font-size-asian="12pt" style:language-asian="tr" style:country-asian="TR" style:font-name-complex="Times New Roman" style:font-size-complex="12pt"/>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style:language-asian="tr" style:country-asian="TR" style:font-weight-asian="normal" style:font-name-complex="Times New Roman" style:font-weight-complex="normal"/>
    </style:style>
    <style:style style:name="T10" style:family="text">
      <style:text-properties fo:font-weight="normal" officeooo:rsid="00310090" style:language-asian="tr" style:country-asian="TR" style:font-weight-asian="normal" style:font-name-complex="Times New Roman" style:font-weight-complex="normal"/>
    </style:style>
    <style:style style:name="T11" style:family="text">
      <style:text-properties fo:font-weight="normal" officeooo:rsid="0038a6b6" style:language-asian="tr" style:country-asian="TR" style:font-weight-asian="normal" style:font-name-complex="Times New Roman" style:font-weight-complex="normal"/>
    </style:style>
    <style:style style:name="T12" style:family="text">
      <style:text-properties fo:font-weight="normal" officeooo:rsid="0043c25c" style:language-asian="tr" style:country-asian="TR" style:font-weight-asian="normal" style:font-name-complex="Times New Roman" style:font-weight-complex="normal"/>
    </style:style>
    <style:style style:name="T13" style:family="text">
      <style:text-properties fo:font-weight="normal" officeooo:rsid="00455e00" style:language-asian="tr" style:country-asian="TR" style:font-weight-asian="normal" style:font-name-complex="Times New Roman" style:font-weight-complex="normal"/>
    </style:style>
    <style:style style:name="T14" style:family="text">
      <style:text-properties fo:font-weight="normal" officeooo:rsid="007ab96d" style:language-asian="tr" style:country-asian="TR" style:font-weight-asian="normal" style:font-name-complex="Times New Roman" style:font-weight-complex="normal"/>
    </style:style>
    <style:style style:name="T15" style:family="text">
      <style:text-properties fo:font-weight="normal" officeooo:rsid="00b32608" style:language-asian="tr" style:country-asian="TR" style:font-weight-asian="normal" style:font-name-complex="Times New Roman" style:font-weight-complex="normal"/>
    </style:style>
    <style:style style:name="T16" style:family="text">
      <style:text-properties fo:font-weight="normal" officeooo:rsid="0089ada2" style:language-asian="tr" style:country-asian="TR" style:font-weight-asian="normal" style:font-name-complex="Times New Roman" style:font-weight-complex="normal"/>
    </style:style>
    <style:style style:name="T17" style:family="text">
      <style:text-properties fo:font-weight="normal" officeooo:rsid="00b8b0f5" style:language-asian="tr" style:country-asian="TR" style:font-weight-asian="normal" style:font-name-complex="Times New Roman" style:font-weight-complex="normal"/>
    </style:style>
    <style:style style:name="T18" style:family="text">
      <style:text-properties fo:font-weight="normal" officeooo:rsid="003c3a02" style:language-asian="tr" style:country-asian="TR" style:font-weight-asian="normal" style:font-weight-complex="normal"/>
    </style:style>
    <style:style style:name="T19" style:family="text">
      <style:text-properties fo:font-weight="normal" officeooo:rsid="00374a74" style:language-asian="tr" style:country-asian="TR" style:font-weight-asian="normal" style:font-weight-complex="normal"/>
    </style:style>
    <style:style style:name="T20" style:family="text">
      <style:text-properties fo:font-weight="normal" officeooo:rsid="0014a809" style:language-asian="tr" style:country-asian="TR" style:font-weight-asian="normal" style:font-weight-complex="normal"/>
    </style:style>
    <style:style style:name="T21" style:family="text">
      <style:text-properties fo:font-weight="normal" officeooo:rsid="006fa4e9" style:language-asian="tr" style:country-asian="TR" style:font-weight-asian="normal" style:font-weight-complex="normal"/>
    </style:style>
    <style:style style:name="T22" style:family="text">
      <style:text-properties officeooo:rsid="00172ad1"/>
    </style:style>
    <style:style style:name="T23" style:family="text">
      <style:text-properties officeooo:rsid="00191904"/>
    </style:style>
    <style:style style:name="T24" style:family="text">
      <style:text-properties officeooo:rsid="001b7644"/>
    </style:style>
    <style:style style:name="T25" style:family="text">
      <style:text-properties officeooo:rsid="001cc920"/>
    </style:style>
    <style:style style:name="T26" style:family="text">
      <style:text-properties officeooo:rsid="001e1f00"/>
    </style:style>
    <style:style style:name="T27" style:family="text">
      <style:text-properties fo:font-weight="bold" style:font-weight-asian="bold" style:font-weight-complex="bold"/>
    </style:style>
    <style:style style:name="T28" style:family="text">
      <style:text-properties fo:font-weight="bold" officeooo:rsid="0024c625" style:font-weight-asian="bold" style:font-weight-complex="bold"/>
    </style:style>
    <style:style style:name="T29" style:family="text">
      <style:text-properties fo:font-weight="bold" officeooo:rsid="002572b2" style:font-weight-asian="bold" style:font-weight-complex="bold"/>
    </style:style>
    <style:style style:name="T30" style:family="text">
      <style:text-properties fo:font-weight="bold" officeooo:rsid="00275b19" style:font-weight-asian="bold" style:font-weight-complex="bold"/>
    </style:style>
    <style:style style:name="T31" style:family="text">
      <style:text-properties fo:font-weight="bold" officeooo:rsid="00298cb2" style:font-weight-asian="bold" style:font-weight-complex="bold"/>
    </style:style>
    <style:style style:name="T32" style:family="text">
      <style:text-properties fo:font-weight="bold" officeooo:rsid="002a4e45" style:font-weight-asian="bold" style:font-weight-complex="bold"/>
    </style:style>
    <style:style style:name="T33" style:family="text">
      <style:text-properties fo:font-weight="bold" officeooo:rsid="0043c25c" style:font-weight-asian="bold" style:font-weight-complex="bold"/>
    </style:style>
    <style:style style:name="T34" style:family="text">
      <style:text-properties fo:font-weight="bold" officeooo:rsid="004419e8" style:font-weight-asian="bold" style:font-weight-complex="bold"/>
    </style:style>
    <style:style style:name="T35" style:family="text">
      <style:text-properties fo:font-weight="bold" officeooo:rsid="00443595" style:font-weight-asian="bold" style:font-weight-complex="bold"/>
    </style:style>
    <style:style style:name="T36" style:family="text">
      <style:text-properties fo:font-weight="bold" officeooo:rsid="00455e00" style:font-weight-asian="bold" style:font-weight-complex="bold"/>
    </style:style>
    <style:style style:name="T37" style:family="text">
      <style:text-properties fo:font-weight="bold" officeooo:rsid="00a1fb85" style:font-weight-asian="bold" style:font-weight-complex="bold"/>
    </style:style>
    <style:style style:name="T38" style:family="text">
      <style:text-properties fo:font-weight="bold" officeooo:rsid="007ab96d" style:font-weight-asian="bold" style:font-weight-complex="bold"/>
    </style:style>
    <style:style style:name="T39" style:family="text">
      <style:text-properties fo:font-weight="bold" officeooo:rsid="0078c540" style:font-weight-asian="bold" style:font-weight-complex="bold"/>
    </style:style>
    <style:style style:name="T40" style:family="text">
      <style:text-properties fo:font-weight="bold" officeooo:rsid="008042ba" style:font-weight-asian="bold" style:font-weight-complex="bold"/>
    </style:style>
    <style:style style:name="T41" style:family="text">
      <style:text-properties fo:font-weight="bold" officeooo:rsid="00b8b0f5" style:font-weight-asian="bold" style:font-weight-complex="bold"/>
    </style:style>
    <style:style style:name="T42" style:family="text">
      <style:text-properties fo:font-weight="bold" style:language-asian="tr" style:country-asian="TR" style:font-weight-asian="bold" style:font-name-complex="Times New Roman" style:font-weight-complex="bold"/>
    </style:style>
    <style:style style:name="T43" style:family="text">
      <style:text-properties fo:font-weight="bold" officeooo:rsid="002a4e45" style:language-asian="tr" style:country-asian="TR" style:font-weight-asian="bold" style:font-name-complex="Times New Roman" style:font-weight-complex="bold"/>
    </style:style>
    <style:style style:name="T44" style:family="text">
      <style:text-properties fo:font-weight="bold" officeooo:rsid="00455e00" style:language-asian="tr" style:country-asian="TR" style:font-weight-asian="bold" style:font-name-complex="Times New Roman" style:font-weight-complex="bold"/>
    </style:style>
    <style:style style:name="T45" style:family="text">
      <style:text-properties fo:font-weight="bold" officeooo:rsid="002bcdb2" style:language-asian="tr" style:country-asian="TR" style:font-weight-asian="bold" style:font-name-complex="Times New Roman" style:font-weight-complex="bold"/>
    </style:style>
    <style:style style:name="T46" style:family="text">
      <style:text-properties fo:font-weight="bold" officeooo:rsid="003b129e" style:language-asian="tr" style:country-asian="TR" style:font-weight-asian="bold" style:font-name-complex="Times New Roman" style:font-weight-complex="bold"/>
    </style:style>
    <style:style style:name="T47" style:family="text">
      <style:text-properties fo:font-weight="bold" officeooo:rsid="009100a2" style:language-asian="tr" style:country-asian="TR" style:font-weight-asian="bold" style:font-name-complex="Times New Roman" style:font-weight-complex="bold"/>
    </style:style>
    <style:style style:name="T48" style:family="text">
      <style:text-properties fo:font-weight="bold" officeooo:rsid="0083f865" style:language-asian="tr" style:country-asian="TR" style:font-weight-asian="bold" style:font-name-complex="Times New Roman" style:font-weight-complex="bold"/>
    </style:style>
    <style:style style:name="T49" style:family="text">
      <style:text-properties fo:font-weight="bold" officeooo:rsid="00632b9b" style:language-asian="tr" style:country-asian="TR" style:font-weight-asian="bold" style:font-name-complex="Times New Roman" style:font-weight-complex="bold"/>
    </style:style>
    <style:style style:name="T50" style:family="text">
      <style:text-properties fo:font-weight="bold" officeooo:rsid="008f180f" style:language-asian="tr" style:country-asian="TR" style:font-weight-asian="bold" style:font-name-complex="Times New Roman" style:font-weight-complex="bold"/>
    </style:style>
    <style:style style:name="T51" style:family="text">
      <style:text-properties fo:font-weight="bold" officeooo:rsid="007ab96d" style:language-asian="tr" style:country-asian="TR" style:font-weight-asian="bold" style:font-name-complex="Times New Roman" style:font-weight-complex="bold"/>
    </style:style>
    <style:style style:name="T52" style:family="text">
      <style:text-properties fo:font-weight="bold" officeooo:rsid="0078c540" style:language-asian="tr" style:country-asian="TR" style:font-weight-asian="bold" style:font-name-complex="Times New Roman" style:font-weight-complex="bold"/>
    </style:style>
    <style:style style:name="T53" style:family="text">
      <style:text-properties fo:font-weight="bold" officeooo:rsid="009ca694" style:language-asian="tr" style:country-asian="TR" style:font-weight-asian="bold" style:font-name-complex="Times New Roman" style:font-weight-complex="bold"/>
    </style:style>
    <style:style style:name="T54" style:family="text">
      <style:text-properties fo:font-weight="bold" officeooo:rsid="00a1fb85" style:language-asian="tr" style:country-asian="TR" style:font-weight-asian="bold" style:font-name-complex="Times New Roman" style:font-weight-complex="bold"/>
    </style:style>
    <style:style style:name="T55" style:family="text">
      <style:text-properties fo:font-weight="bold" officeooo:rsid="00a43a1d" style:language-asian="tr" style:country-asian="TR" style:font-weight-asian="bold" style:font-name-complex="Times New Roman" style:font-weight-complex="bold"/>
    </style:style>
    <style:style style:name="T56" style:family="text">
      <style:text-properties fo:font-weight="bold" officeooo:rsid="006fa4e9" style:language-asian="tr" style:country-asian="TR" style:font-weight-asian="bold" style:font-name-complex="Times New Roman" style:font-weight-complex="bold"/>
    </style:style>
    <style:style style:name="T57" style:family="text">
      <style:text-properties fo:font-weight="bold" officeooo:rsid="008042ba" style:language-asian="tr" style:country-asian="TR" style:font-weight-asian="bold" style:font-name-complex="Times New Roman" style:font-weight-complex="bold"/>
    </style:style>
    <style:style style:name="T58" style:family="text">
      <style:text-properties fo:font-weight="bold" officeooo:rsid="00b32608" style:language-asian="tr" style:country-asian="TR" style:font-weight-asian="bold" style:font-name-complex="Times New Roman" style:font-weight-complex="bold"/>
    </style:style>
    <style:style style:name="T59" style:family="text">
      <style:text-properties fo:font-weight="bold" officeooo:rsid="00b8b0f5" style:language-asian="tr" style:country-asian="TR" style:font-weight-asian="bold" style:font-name-complex="Times New Roman" style:font-weight-complex="bold"/>
    </style:style>
    <style:style style:name="T60" style:family="text">
      <style:text-properties fo:letter-spacing="0.011cm"/>
    </style:style>
    <style:style style:name="T61" style:family="text">
      <style:text-properties officeooo:rsid="001f62ef"/>
    </style:style>
    <style:style style:name="T62" style:family="text">
      <style:text-properties officeooo:rsid="0023f1ec"/>
    </style:style>
    <style:style style:name="T63" style:family="text">
      <style:text-properties officeooo:rsid="0024c625"/>
    </style:style>
    <style:style style:name="T64" style:family="text">
      <style:text-properties fo:font-style="normal" fo:font-weight="bold" officeooo:rsid="00172ad1" style:font-style-asian="normal" style:font-weight-asian="bold" style:font-name-complex="Times New Roman1" style:font-weight-complex="bold"/>
    </style:style>
    <style:style style:name="T65" style:family="text">
      <style:text-properties fo:font-style="normal" fo:font-weight="bold" officeooo:rsid="002572b2" style:font-style-asian="normal" style:font-weight-asian="bold" style:font-name-complex="Times New Roman1" style:font-weight-complex="bold"/>
    </style:style>
    <style:style style:name="T66" style:family="text">
      <style:text-properties fo:font-style="normal" fo:font-weight="bold" officeooo:rsid="005192be" style:font-style-asian="normal" style:font-weight-asian="bold" style:font-name-complex="Times New Roman1" style:font-weight-complex="bold"/>
    </style:style>
    <style:style style:name="T67" style:family="text">
      <style:text-properties fo:font-style="normal" fo:font-weight="bold" officeooo:rsid="00632b9b" style:font-style-asian="normal" style:font-weight-asian="bold" style:font-name-complex="Times New Roman1" style:font-weight-complex="bold"/>
    </style:style>
    <style:style style:name="T68" style:family="text">
      <style:text-properties fo:font-style="normal" fo:font-weight="bold" officeooo:rsid="00821128" style:font-style-asian="normal" style:font-weight-asian="bold" style:font-name-complex="Times New Roman1" style:font-weight-complex="bold"/>
    </style:style>
    <style:style style:name="T69" style:family="text">
      <style:text-properties fo:font-style="normal" fo:font-weight="bold" officeooo:rsid="006fa4e9" style:font-style-asian="normal" style:font-weight-asian="bold" style:font-name-complex="Times New Roman1" style:font-weight-complex="bold"/>
    </style:style>
    <style:style style:name="T70" style:family="text">
      <style:text-properties fo:font-style="normal" fo:font-weight="bold" officeooo:rsid="00a1fb85" style:font-style-asian="normal" style:font-weight-asian="bold" style:font-name-complex="Times New Roman1" style:font-weight-complex="bold"/>
    </style:style>
    <style:style style:name="T71" style:family="text">
      <style:text-properties fo:font-style="normal" fo:font-weight="bold" officeooo:rsid="00a43a1d" style:font-style-asian="normal" style:font-weight-asian="bold" style:font-name-complex="Times New Roman1" style:font-weight-complex="bold"/>
    </style:style>
    <style:style style:name="T72" style:family="text">
      <style:text-properties fo:font-style="normal" fo:font-weight="bold" officeooo:rsid="00b8b0f5" style:font-style-asian="normal" style:font-weight-asian="bold" style:font-name-complex="Times New Roman1" style:font-weight-complex="bold"/>
    </style:style>
    <style:style style:name="T73" style:family="text">
      <style:text-properties fo:font-style="normal" fo:font-weight="bold" style:font-style-asian="normal" style:font-weight-asian="bold" style:font-name-complex="Times New Roman1" style:font-weight-complex="normal"/>
    </style:style>
    <style:style style:name="T74" style:family="text">
      <style:text-properties fo:font-style="normal" fo:font-weight="bold" officeooo:rsid="0024c625" style:font-style-asian="normal" style:font-weight-asian="bold" style:font-name-complex="Times New Roman1" style:font-weight-complex="normal"/>
    </style:style>
    <style:style style:name="T75" style:family="text">
      <style:text-properties fo:font-style="normal" fo:font-weight="bold" officeooo:rsid="002572b2" style:font-style-asian="normal" style:font-weight-asian="bold" style:font-name-complex="Times New Roman1" style:font-weight-complex="normal"/>
    </style:style>
    <style:style style:name="T76" style:family="text">
      <style:text-properties fo:font-style="normal" fo:font-weight="bold" officeooo:rsid="00275b19" style:font-style-asian="normal" style:font-weight-asian="bold" style:font-name-complex="Times New Roman1" style:font-weight-complex="normal"/>
    </style:style>
    <style:style style:name="T77" style:family="text">
      <style:text-properties fo:font-style="normal" fo:font-weight="bold" officeooo:rsid="00298cb2" style:font-style-asian="normal" style:font-weight-asian="bold" style:font-name-complex="Times New Roman1" style:font-weight-complex="normal"/>
    </style:style>
    <style:style style:name="T78" style:family="text">
      <style:text-properties fo:font-style="normal" fo:font-weight="bold" officeooo:rsid="002a4e45" style:font-style-asian="normal" style:font-weight-asian="bold" style:font-name-complex="Times New Roman1" style:font-weight-complex="normal"/>
    </style:style>
    <style:style style:name="T79" style:family="text">
      <style:text-properties fo:font-style="normal" fo:font-weight="bold" officeooo:rsid="005192be" style:font-style-asian="normal" style:font-weight-asian="bold" style:font-name-complex="Times New Roman1" style:font-weight-complex="normal"/>
    </style:style>
    <style:style style:name="T80" style:family="text">
      <style:text-properties fo:font-style="normal" fo:font-weight="normal" style:font-style-asian="normal" style:font-weight-asian="normal" style:font-name-complex="Times New Roman1" style:font-weight-complex="normal"/>
    </style:style>
    <style:style style:name="T81" style:family="text">
      <style:text-properties fo:font-style="normal" fo:font-weight="normal" officeooo:rsid="00172ad1" style:font-style-asian="normal" style:font-weight-asian="normal" style:font-name-complex="Times New Roman1" style:font-weight-complex="normal"/>
    </style:style>
    <style:style style:name="T82" style:family="text">
      <style:text-properties fo:font-style="normal" fo:font-weight="normal" officeooo:rsid="00275b19" style:font-style-asian="normal" style:font-weight-asian="normal" style:font-name-complex="Times New Roman1" style:font-weight-complex="normal"/>
    </style:style>
    <style:style style:name="T83" style:family="text">
      <style:text-properties fo:font-style="normal" fo:font-weight="normal" officeooo:rsid="0023f1ec" style:font-style-asian="normal" style:font-weight-asian="normal" style:font-name-complex="Times New Roman1" style:font-weight-complex="normal"/>
    </style:style>
    <style:style style:name="T84" style:family="text">
      <style:text-properties fo:font-style="normal" fo:font-weight="normal" officeooo:rsid="0043c25c" style:font-style-asian="normal" style:font-weight-asian="normal" style:font-name-complex="Times New Roman1" style:font-weight-complex="normal"/>
    </style:style>
    <style:style style:name="T85" style:family="text">
      <style:text-properties fo:font-style="normal" fo:font-weight="normal" officeooo:rsid="002572b2" style:font-style-asian="normal" style:font-weight-asian="normal" style:font-name-complex="Times New Roman1" style:font-weight-complex="normal"/>
    </style:style>
    <style:style style:name="T86" style:family="text">
      <style:text-properties fo:font-style="normal" fo:font-weight="normal" officeooo:rsid="00455e00" style:font-style-asian="normal" style:font-weight-asian="normal" style:font-name-complex="Times New Roman1" style:font-weight-complex="normal"/>
    </style:style>
    <style:style style:name="T87" style:family="text">
      <style:text-properties fo:font-style="normal" fo:font-weight="normal" officeooo:rsid="0047d350" style:font-style-asian="normal" style:font-weight-asian="normal" style:font-name-complex="Times New Roman1" style:font-weight-complex="normal"/>
    </style:style>
    <style:style style:name="T88" style:family="text">
      <style:text-properties fo:font-style="normal" fo:font-weight="normal" officeooo:rsid="007390b8" style:font-style-asian="normal" style:font-weight-asian="normal" style:font-name-complex="Times New Roman1" style:font-weight-complex="normal"/>
    </style:style>
    <style:style style:name="T89" style:family="text">
      <style:text-properties fo:font-style="normal" fo:font-weight="normal" officeooo:rsid="0089ada2" style:language-asian="tr" style:country-asian="TR" style:font-style-asian="normal" style:font-weight-asian="normal" style:font-name-complex="Times New Roman" style:font-style-complex="normal" style:font-weight-complex="normal"/>
    </style:style>
    <style:style style:name="T90" style:family="text">
      <style:text-properties fo:font-style="normal" style:font-style-asian="normal" style:font-name-complex="Times New Roman1" style:font-weight-complex="normal"/>
    </style:style>
    <style:style style:name="T91" style:family="text">
      <style:text-properties fo:font-style="normal" officeooo:rsid="00172ad1" style:font-style-asian="normal" style:font-name-complex="Times New Roman1" style:font-weight-complex="normal"/>
    </style:style>
    <style:style style:name="T92" style:family="text">
      <style:text-properties fo:font-style="normal" officeooo:rsid="00275b19" style:font-style-asian="normal" style:font-name-complex="Times New Roman1" style:font-weight-complex="normal"/>
    </style:style>
    <style:style style:name="T93" style:family="text">
      <style:text-properties fo:font-style="normal" officeooo:rsid="0024c625" style:font-style-asian="normal" style:font-name-complex="Times New Roman1" style:font-weight-complex="normal"/>
    </style:style>
    <style:style style:name="T94" style:family="text">
      <style:text-properties fo:font-style="normal" officeooo:rsid="0043c25c" style:font-style-asian="normal" style:font-name-complex="Times New Roman1" style:font-weight-complex="normal"/>
    </style:style>
    <style:style style:name="T95" style:family="text">
      <style:text-properties fo:font-style="normal" style:language-asian="tr" style:country-asian="TR" style:font-style-asian="normal" style:font-name-complex="Times New Roman" style:font-weight-complex="normal"/>
    </style:style>
    <style:style style:name="T96" style:family="text">
      <style:text-properties fo:font-style="normal" officeooo:rsid="00496a67" style:language-asian="tr" style:country-asian="TR" style:font-style-asian="normal" style:font-name-complex="Times New Roman" style:font-weight-complex="normal"/>
    </style:style>
    <style:style style:name="T97" style:family="text">
      <style:text-properties fo:font-style="normal" officeooo:rsid="00443595" style:language-asian="tr" style:country-asian="TR" style:font-style-asian="normal" style:font-name-complex="Times New Roman" style:font-weight-complex="normal"/>
    </style:style>
    <style:style style:name="T98" style:family="text">
      <style:text-properties fo:font-style="normal" officeooo:rsid="003d13be" style:language-asian="tr" style:country-asian="TR" style:font-style-asian="normal" style:font-name-complex="Times New Roman" style:font-weight-complex="normal"/>
    </style:style>
    <style:style style:name="T99" style:family="text">
      <style:text-properties fo:font-style="normal" officeooo:rsid="003b129e" style:language-asian="tr" style:country-asian="TR" style:font-style-asian="normal" style:font-name-complex="Times New Roman" style:font-weight-complex="normal"/>
    </style:style>
    <style:style style:name="T100" style:family="text">
      <style:text-properties fo:font-style="normal" officeooo:rsid="003c9814" style:language-asian="tr" style:country-asian="TR" style:font-style-asian="normal" style:font-name-complex="Times New Roman" style:font-weight-complex="normal"/>
    </style:style>
    <style:style style:name="T101" style:family="text">
      <style:text-properties fo:font-style="normal" officeooo:rsid="0056ecfa" style:language-asian="tr" style:country-asian="TR" style:font-style-asian="normal" style:font-name-complex="Times New Roman" style:font-weight-complex="normal"/>
    </style:style>
    <style:style style:name="T102" style:family="text">
      <style:text-properties fo:font-style="normal" officeooo:rsid="007e3d08" style:language-asian="tr" style:country-asian="TR" style:font-style-asian="normal" style:font-name-complex="Times New Roman" style:font-weight-complex="normal"/>
    </style:style>
    <style:style style:name="T103" style:family="text">
      <style:text-properties fo:font-style="normal" officeooo:rsid="008f180f" style:language-asian="tr" style:country-asian="TR" style:font-style-asian="normal" style:font-name-complex="Times New Roman" style:font-weight-complex="normal"/>
    </style:style>
    <style:style style:name="T104"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 style:font-weight-complex="bold"/>
    </style:style>
    <style:style style:name="T105" style:family="text">
      <style:text-properties fo:language="tr" fo:country="TR" fo:font-weight="bold" style:font-weight-asian="bold" style:font-name-complex="Times New Roman1" style:font-weight-complex="bold"/>
    </style:style>
    <style:style style:name="T106" style:family="text">
      <style:text-properties fo:language="tr" fo:country="TR" fo:font-weight="bold" officeooo:rsid="0024c625" style:font-weight-asian="bold" style:font-name-complex="Times New Roman1" style:font-weight-complex="bold"/>
    </style:style>
    <style:style style:name="T107" style:family="text">
      <style:text-properties fo:language="tr" fo:country="TR" fo:font-weight="bold" officeooo:rsid="0043c25c" style:font-weight-asian="bold" style:font-name-complex="Times New Roman1" style:font-weight-complex="bold"/>
    </style:style>
    <style:style style:name="T108" style:family="text">
      <style:text-properties fo:language="tr" fo:country="TR" fo:font-style="normal" fo:font-weight="bold" style:font-style-asian="normal" style:font-weight-asian="bold" style:font-name-complex="Times New Roman1" style:font-weight-complex="normal"/>
    </style:style>
    <style:style style:name="T109" style:family="text">
      <style:text-properties fo:language="tr" fo:country="TR" fo:font-style="normal" fo:font-weight="normal" style:font-style-asian="normal" style:font-weight-asian="normal" style:font-name-complex="Times New Roman1" style:font-weight-complex="normal"/>
    </style:style>
    <style:style style:name="T110" style:family="text">
      <style:text-properties fo:language="tr" fo:country="TR" fo:font-style="normal" fo:font-weight="normal" officeooo:rsid="004c1294" style:font-style-asian="normal" style:font-weight-asian="normal" style:font-name-complex="Times New Roman1" style:font-weight-complex="normal"/>
    </style:style>
    <style:style style:name="T111" style:family="text">
      <style:text-properties fo:language="tr" fo:country="TR" style:font-name-complex="Times New Roman1"/>
    </style:style>
    <style:style style:name="T112" style:family="text">
      <style:text-properties fo:language="tr" fo:country="TR" officeooo:rsid="00172ad1" style:font-name-complex="Times New Roman1"/>
    </style:style>
    <style:style style:name="T113" style:family="text">
      <style:text-properties fo:language="tr" fo:country="TR" officeooo:rsid="0043c25c" style:font-name-complex="Times New Roman1"/>
    </style:style>
    <style:style style:name="T114" style:family="text">
      <style:text-properties fo:language="tr" fo:country="TR" officeooo:rsid="004c1294" style:font-name-complex="Times New Roman1"/>
    </style:style>
    <style:style style:name="T115" style:family="text">
      <style:text-properties fo:language="tr" fo:country="TR" officeooo:rsid="00b0e99e" style:font-name-complex="Times New Roman1"/>
    </style:style>
    <style:style style:name="T116" style:family="text">
      <style:text-properties officeooo:rsid="002b0bb3"/>
    </style:style>
    <style:style style:name="T117" style:family="text">
      <style:text-properties style:language-asian="tr" style:country-asian="TR" style:font-name-complex="Times New Roman"/>
    </style:style>
    <style:style style:name="T118" style:family="text">
      <style:text-properties officeooo:rsid="00172ad1" style:language-asian="tr" style:country-asian="TR" style:font-name-complex="Times New Roman"/>
    </style:style>
    <style:style style:name="T119" style:family="text">
      <style:text-properties officeooo:rsid="002bcdb2" style:language-asian="tr" style:country-asian="TR" style:font-name-complex="Times New Roman"/>
    </style:style>
    <style:style style:name="T120" style:family="text">
      <style:text-properties officeooo:rsid="00310090" style:language-asian="tr" style:country-asian="TR" style:font-name-complex="Times New Roman"/>
    </style:style>
    <style:style style:name="T121" style:family="text">
      <style:text-properties officeooo:rsid="0033b636" style:language-asian="tr" style:country-asian="TR" style:font-name-complex="Times New Roman"/>
    </style:style>
    <style:style style:name="T122" style:family="text">
      <style:text-properties officeooo:rsid="003aa60a" style:language-asian="tr" style:country-asian="TR" style:font-name-complex="Times New Roman"/>
    </style:style>
    <style:style style:name="T123" style:family="text">
      <style:text-properties officeooo:rsid="0013e64a" style:language-asian="tr" style:country-asian="TR" style:font-name-complex="Times New Roman"/>
    </style:style>
    <style:style style:name="T124" style:family="text">
      <style:text-properties officeooo:rsid="003b129e" style:language-asian="tr" style:country-asian="TR" style:font-name-complex="Times New Roman"/>
    </style:style>
    <style:style style:name="T125" style:family="text">
      <style:text-properties officeooo:rsid="0022f6e7" style:language-asian="tr" style:country-asian="TR" style:font-name-complex="Times New Roman"/>
    </style:style>
    <style:style style:name="T126" style:family="text">
      <style:text-properties officeooo:rsid="003c9814" style:language-asian="tr" style:country-asian="TR" style:font-name-complex="Times New Roman"/>
    </style:style>
    <style:style style:name="T127" style:family="text">
      <style:text-properties officeooo:rsid="003d13be" style:language-asian="tr" style:country-asian="TR" style:font-name-complex="Times New Roman"/>
    </style:style>
    <style:style style:name="T128" style:family="text">
      <style:text-properties officeooo:rsid="003d6035" style:language-asian="tr" style:country-asian="TR" style:font-name-complex="Times New Roman"/>
    </style:style>
    <style:style style:name="T129" style:family="text">
      <style:text-properties officeooo:rsid="00467d30" style:language-asian="tr" style:country-asian="TR" style:font-name-complex="Times New Roman"/>
    </style:style>
    <style:style style:name="T130" style:family="text">
      <style:text-properties officeooo:rsid="004958df" style:language-asian="tr" style:country-asian="TR" style:font-name-complex="Times New Roman"/>
    </style:style>
    <style:style style:name="T131" style:family="text">
      <style:text-properties officeooo:rsid="004e8cf1" style:language-asian="tr" style:country-asian="TR" style:font-name-complex="Times New Roman"/>
    </style:style>
    <style:style style:name="T132" style:family="text">
      <style:text-properties officeooo:rsid="00455e00" style:language-asian="tr" style:country-asian="TR" style:font-name-complex="Times New Roman"/>
    </style:style>
    <style:style style:name="T133" style:family="text">
      <style:text-properties officeooo:rsid="001c4bd1" style:language-asian="tr" style:country-asian="TR" style:font-name-complex="Times New Roman"/>
    </style:style>
    <style:style style:name="T134" style:family="text">
      <style:text-properties officeooo:rsid="0047d350" style:language-asian="tr" style:country-asian="TR" style:font-name-complex="Times New Roman"/>
    </style:style>
    <style:style style:name="T135" style:family="text">
      <style:text-properties officeooo:rsid="0016608b" style:language-asian="tr" style:country-asian="TR" style:font-name-complex="Times New Roman"/>
    </style:style>
    <style:style style:name="T136" style:family="text">
      <style:text-properties officeooo:rsid="00348da0" style:language-asian="tr" style:country-asian="TR" style:font-name-complex="Times New Roman"/>
    </style:style>
    <style:style style:name="T137" style:family="text">
      <style:text-properties officeooo:rsid="006bae34" style:language-asian="tr" style:country-asian="TR" style:font-name-complex="Times New Roman"/>
    </style:style>
    <style:style style:name="T138" style:family="text">
      <style:text-properties officeooo:rsid="008f180f" style:language-asian="tr" style:country-asian="TR" style:font-name-complex="Times New Roman"/>
    </style:style>
    <style:style style:name="T139" style:family="text">
      <style:text-properties officeooo:rsid="0097ef5f" style:language-asian="tr" style:country-asian="TR" style:font-name-complex="Times New Roman"/>
    </style:style>
    <style:style style:name="T140" style:family="text">
      <style:text-properties officeooo:rsid="002b0bb3" style:language-asian="tr" style:country-asian="TR" style:font-name-complex="Times New Roman"/>
    </style:style>
    <style:style style:name="T141" style:family="text">
      <style:text-properties officeooo:rsid="001ab6fb" style:language-asian="tr" style:country-asian="TR" style:font-name-complex="Times New Roman"/>
    </style:style>
    <style:style style:name="T142" style:family="text">
      <style:text-properties officeooo:rsid="00875977" style:language-asian="tr" style:country-asian="TR" style:font-name-complex="Times New Roman"/>
    </style:style>
    <style:style style:name="T143" style:family="text">
      <style:text-properties officeooo:rsid="00512536" style:language-asian="tr" style:country-asian="TR" style:font-name-complex="Times New Roman"/>
    </style:style>
    <style:style style:name="T144" style:family="text">
      <style:text-properties officeooo:rsid="0013588f" style:language-asian="tr" style:country-asian="TR" style:font-name-complex="Times New Roman"/>
    </style:style>
    <style:style style:name="T145" style:family="text">
      <style:text-properties officeooo:rsid="00443595" style:language-asian="tr" style:country-asian="TR" style:font-name-complex="Times New Roman"/>
    </style:style>
    <style:style style:name="T146" style:family="text">
      <style:text-properties officeooo:rsid="0014c035" style:language-asian="tr" style:country-asian="TR" style:font-name-complex="Times New Roman"/>
    </style:style>
    <style:style style:name="T147" style:family="text">
      <style:text-properties officeooo:rsid="006fa4e9" style:language-asian="tr" style:country-asian="TR" style:font-name-complex="Times New Roman"/>
    </style:style>
    <style:style style:name="T148" style:family="text">
      <style:text-properties officeooo:rsid="004a1f33" style:language-asian="tr" style:country-asian="TR" style:font-name-complex="Times New Roman"/>
    </style:style>
    <style:style style:name="T149" style:family="text">
      <style:text-properties officeooo:rsid="005e4a91" style:language-asian="tr" style:country-asian="TR" style:font-name-complex="Times New Roman"/>
    </style:style>
    <style:style style:name="T150" style:family="text">
      <style:text-properties officeooo:rsid="00a43a1d" style:language-asian="tr" style:country-asian="TR" style:font-name-complex="Times New Roman"/>
    </style:style>
    <style:style style:name="T151" style:family="text">
      <style:text-properties officeooo:rsid="00a7f9fb" style:language-asian="tr" style:country-asian="TR" style:font-name-complex="Times New Roman"/>
    </style:style>
    <style:style style:name="T152" style:family="text">
      <style:text-properties officeooo:rsid="00b32608" style:language-asian="tr" style:country-asian="TR" style:font-name-complex="Times New Roman"/>
    </style:style>
    <style:style style:name="T153" style:family="text">
      <style:text-properties officeooo:rsid="00b87544" style:language-asian="tr" style:country-asian="TR" style:font-name-complex="Times New Roman"/>
    </style:style>
    <style:style style:name="T154" style:family="text">
      <style:text-properties officeooo:rsid="00b8b0f5" style:language-asian="tr" style:country-asian="TR" style:font-name-complex="Times New Roman"/>
    </style:style>
    <style:style style:name="T155" style:family="text">
      <style:text-properties style:language-asian="tr" style:country-asian="TR" style:font-name-complex="Tahoma"/>
    </style:style>
    <style:style style:name="T156" style:family="text">
      <style:text-properties officeooo:rsid="003b129e" style:language-asian="tr" style:country-asian="TR" style:font-name-complex="Tahoma"/>
    </style:style>
    <style:style style:name="T157" style:family="text">
      <style:text-properties officeooo:rsid="004958df" style:language-asian="tr" style:country-asian="TR" style:font-name-complex="Tahoma"/>
    </style:style>
    <style:style style:name="T158" style:family="text">
      <style:text-properties officeooo:rsid="006bae34" style:language-asian="tr" style:country-asian="TR" style:font-name-complex="Tahoma"/>
    </style:style>
    <style:style style:name="T159" style:family="text">
      <style:text-properties officeooo:rsid="00374a74" style:language-asian="tr" style:country-asian="TR"/>
    </style:style>
    <style:style style:name="T160" style:family="text">
      <style:text-properties officeooo:rsid="0014a809" style:language-asian="tr" style:country-asian="TR"/>
    </style:style>
    <style:style style:name="T161" style:family="text">
      <style:text-properties officeooo:rsid="00347560"/>
    </style:style>
    <style:style style:name="T162" style:family="text">
      <style:text-properties officeooo:rsid="00348da0"/>
    </style:style>
    <style:style style:name="T163" style:family="text">
      <style:text-properties officeooo:rsid="003aa60a"/>
    </style:style>
    <style:style style:name="T164" style:family="text">
      <style:text-properties officeooo:rsid="0043c25c"/>
    </style:style>
    <style:style style:name="T165" style:family="text">
      <style:text-properties officeooo:rsid="00443595"/>
    </style:style>
    <style:style style:name="T166" style:family="text">
      <style:text-properties officeooo:rsid="0047d350"/>
    </style:style>
    <style:style style:name="T167" style:family="text">
      <style:text-properties fo:font-style="italic" style:text-underline-style="solid" style:text-underline-width="auto" style:text-underline-color="font-color" fo:font-weight="bold" style:font-style-asian="italic" style:font-weight-asian="bold"/>
    </style:style>
    <style:style style:name="T16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9"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70"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style>
    <style:style style:name="T171"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 style:font-style-complex="italic" style:font-weight-complex="bold"/>
    </style:style>
    <style:style style:name="T172"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 style:font-style-complex="italic" style:font-weight-complex="bold"/>
    </style:style>
    <style:style style:name="T173"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
    </style:style>
    <style:style style:name="T174" style:family="text">
      <style:text-properties fo:font-style="italic" fo:font-weight="bold" style:font-style-asian="italic" style:font-weight-asian="bold" style:font-style-complex="italic" style:font-weight-complex="bold"/>
    </style:style>
    <style:style style:name="T175" style:family="text">
      <style:text-properties fo:font-style="italic" fo:font-weight="bold" officeooo:rsid="0078c540" style:language-asian="tr" style:country-asian="TR" style:font-style-asian="italic" style:font-weight-asian="bold" style:font-name-complex="Times New Roman" style:font-style-complex="italic" style:font-weight-complex="bold"/>
    </style:style>
    <style:style style:name="T176" style:family="text">
      <style:text-properties fo:font-style="italic" fo:font-weight="bold" officeooo:rsid="007bfa35" style:language-asian="tr" style:country-asian="TR" style:font-style-asian="italic" style:font-weight-asian="bold" style:font-name-complex="Times New Roman" style:font-style-complex="italic" style:font-weight-complex="bold"/>
    </style:style>
    <style:style style:name="T177" style:family="text">
      <style:text-properties fo:font-style="italic" fo:font-weight="bold" officeooo:rsid="007ab96d" style:language-asian="tr" style:country-asian="TR" style:font-style-asian="italic" style:font-weight-asian="bold" style:font-name-complex="Times New Roman" style:font-style-complex="italic" style:font-weight-complex="bold"/>
    </style:style>
    <style:style style:name="T178" style:family="text">
      <style:text-properties fo:font-style="italic" fo:font-weight="bold" officeooo:rsid="00b32608" style:language-asian="tr" style:country-asian="TR" style:font-style-asian="italic" style:font-weight-asian="bold" style:font-name-complex="Times New Roman" style:font-style-complex="italic" style:font-weight-complex="bold"/>
    </style:style>
    <style:style style:name="T179" style:family="text">
      <style:text-properties fo:font-style="italic" fo:font-weight="normal" officeooo:rsid="0047d350" style:language-asian="tr" style:country-asian="TR" style:font-style-asian="italic" style:font-weight-asian="normal" style:font-name-complex="Times New Roman" style:font-style-complex="italic" style:font-weight-complex="normal"/>
    </style:style>
    <style:style style:name="T180" style:family="text">
      <style:text-properties fo:font-style="italic" fo:font-weight="normal" officeooo:rsid="007bfa35" style:language-asian="tr" style:country-asian="TR" style:font-style-asian="italic" style:font-weight-asian="normal" style:font-name-complex="Times New Roman" style:font-style-complex="italic" style:font-weight-complex="normal"/>
    </style:style>
    <style:style style:name="T181" style:family="text">
      <style:text-properties fo:font-style="italic" fo:font-weight="normal" officeooo:rsid="007ab96d" style:language-asian="tr" style:country-asian="TR" style:font-style-asian="italic" style:font-weight-asian="normal" style:font-name-complex="Times New Roman" style:font-style-complex="italic" style:font-weight-complex="normal"/>
    </style:style>
    <style:style style:name="T182" style:family="text">
      <style:text-properties fo:font-style="italic" fo:font-weight="normal" officeooo:rsid="0078c540" style:language-asian="tr" style:country-asian="TR" style:font-style-asian="italic" style:font-weight-asian="normal" style:font-name-complex="Times New Roman" style:font-style-complex="italic" style:font-weight-complex="normal"/>
    </style:style>
    <style:style style:name="T183" style:family="text">
      <style:text-properties fo:font-style="italic" fo:font-weight="normal" officeooo:rsid="00b32608" style:language-asian="tr" style:country-asian="TR" style:font-style-asian="italic" style:font-weight-asian="normal" style:font-name-complex="Times New Roman" style:font-style-complex="italic" style:font-weight-complex="normal"/>
    </style:style>
    <style:style style:name="T184" style:family="text">
      <style:text-properties fo:font-style="italic" fo:font-weight="normal" style:language-asian="tr" style:country-asian="TR" style:font-style-asian="italic" style:font-weight-asian="normal" style:font-name-complex="Times New Roman" style:font-weight-complex="normal"/>
    </style:style>
    <style:style style:name="T185" style:family="text">
      <style:text-properties fo:font-style="italic" fo:font-weight="normal" officeooo:rsid="008af4ba" style:language-asian="tr" style:country-asian="TR" style:font-style-asian="italic" style:font-weight-asian="normal" style:font-name-complex="Times New Roman" style:font-weight-complex="normal"/>
    </style:style>
    <style:style style:name="T186" style:family="text">
      <style:text-properties fo:font-style="italic" style:font-style-asian="italic" style:font-style-complex="italic"/>
    </style:style>
    <style:style style:name="T187" style:family="text">
      <style:text-properties fo:font-style="italic" style:language-asian="tr" style:country-asian="TR" style:font-style-asian="italic" style:font-name-complex="Times New Roman" style:font-style-complex="italic"/>
    </style:style>
    <style:style style:name="T188" style:family="text">
      <style:text-properties fo:font-style="italic" officeooo:rsid="00496a67" style:language-asian="tr" style:country-asian="TR" style:font-style-asian="italic" style:font-name-complex="Times New Roman" style:font-style-complex="italic" style:font-weight-complex="normal"/>
    </style:style>
    <style:style style:name="T189" style:family="text">
      <style:text-properties fo:font-style="italic" officeooo:rsid="002b0bb3" style:language-asian="tr" style:country-asian="TR" style:font-style-asian="italic" style:font-name-complex="Times New Roman" style:font-style-complex="italic" style:font-weight-complex="normal"/>
    </style:style>
    <style:style style:name="T190" style:family="text">
      <style:text-properties fo:font-style="italic" officeooo:rsid="003b129e" style:language-asian="tr" style:country-asian="TR" style:font-style-asian="italic" style:font-name-complex="Times New Roman" style:font-style-complex="italic"/>
    </style:style>
    <style:style style:name="T191" style:family="text">
      <style:text-properties fo:font-style="italic" officeooo:rsid="005192be" style:language-asian="tr" style:country-asian="TR" style:font-style-asian="italic" style:font-name-complex="Times New Roman" style:font-style-complex="italic"/>
    </style:style>
    <style:style style:name="T192" style:family="text">
      <style:text-properties fo:font-style="italic" officeooo:rsid="0047d350" style:language-asian="tr" style:country-asian="TR" style:font-style-asian="italic" style:font-name-complex="Times New Roman" style:font-style-complex="italic"/>
    </style:style>
    <style:style style:name="T193" style:family="text">
      <style:text-properties fo:font-style="italic" officeooo:rsid="005915ab" style:language-asian="tr" style:country-asian="TR" style:font-style-asian="italic" style:font-name-complex="Times New Roman" style:font-style-complex="italic"/>
    </style:style>
    <style:style style:name="T194" style:family="text">
      <style:text-properties fo:font-style="italic" officeooo:rsid="00b32608" style:language-asian="tr" style:country-asian="TR" style:font-style-asian="italic" style:font-name-complex="Times New Roman" style:font-style-complex="italic"/>
    </style:style>
    <style:style style:name="T195" style:family="text">
      <style:text-properties fo:font-style="italic" officeooo:rsid="00ba828e" style:language-asian="tr" style:country-asian="TR" style:font-style-asian="italic" style:font-name-complex="Times New Roman" style:font-style-complex="italic"/>
    </style:style>
    <style:style style:name="T196" style:family="text">
      <style:text-properties fo:font-style="italic" style:text-underline-style="none" fo:font-weight="bold" officeooo:rsid="0047d350" style:language-asian="tr" style:country-asian="TR" style:font-style-asian="italic" style:font-weight-asian="bold" style:font-name-complex="Times New Roman"/>
    </style:style>
    <style:style style:name="T197" style:family="text">
      <style:text-properties officeooo:rsid="004c1294"/>
    </style:style>
    <style:style style:name="T198" style:family="text">
      <style:text-properties officeooo:rsid="004d17d8"/>
    </style:style>
    <style:style style:name="T199" style:family="text">
      <style:text-properties officeooo:rsid="005079a5"/>
    </style:style>
    <style:style style:name="T200" style:family="text">
      <style:text-properties officeooo:rsid="006bae34"/>
    </style:style>
    <style:style style:name="T201" style:family="text">
      <style:text-properties style:text-underline-style="solid" style:text-underline-width="auto" style:text-underline-color="font-color"/>
    </style:style>
    <style:style style:name="T202" style:family="text">
      <style:text-properties style:text-underline-style="solid" style:text-underline-width="auto" style:text-underline-color="font-color" officeooo:rsid="006bae34"/>
    </style:style>
    <style:style style:name="T203" style:family="text">
      <style:text-properties officeooo:rsid="008676e7"/>
    </style:style>
    <style:style style:name="T204" style:family="text">
      <style:text-properties fo:color="#0000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 style:text-emphasize="none"/>
    </style:style>
    <style:style style:name="T205" style:family="text">
      <style:text-properties fo:color="#0000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 style:text-emphasize="none"/>
    </style:style>
    <style:style style:name="T206" style:family="text">
      <style:text-properties officeooo:rsid="0097ef5f"/>
    </style:style>
    <style:style style:name="T207" style:family="text">
      <style:text-properties officeooo:rsid="00a09823"/>
    </style:style>
    <style:style style:name="T208" style:family="text">
      <style:text-properties style:font-name="Abyssinica SIL" style:language-asian="tr" style:country-asian="TR" style:font-name-complex="Times New Roman"/>
    </style:style>
    <style:style style:name="T209" style:family="text">
      <style:text-properties style:font-name="Abyssinica SIL" officeooo:rsid="0013e64a" style:language-asian="tr" style:country-asian="TR" style:font-name-complex="Times New Roman"/>
    </style:style>
    <style:style style:name="T210" style:family="text">
      <style:text-properties style:font-name="Abyssinica SIL" officeooo:rsid="003c3a02" style:language-asian="tr" style:country-asian="TR" style:font-name-complex="Times New Roman"/>
    </style:style>
    <style:style style:name="T211" style:family="text">
      <style:text-properties style:font-name="Abyssinica SIL" officeooo:rsid="004958df" style:language-asian="tr" style:country-asian="TR" style:font-name-complex="Times New Roman"/>
    </style:style>
    <style:style style:name="T212" style:family="text">
      <style:text-properties officeooo:rsid="0078c540"/>
    </style:style>
    <style:style style:name="T213" style:family="text">
      <style:text-properties officeooo:rsid="00b0e99e"/>
    </style:style>
    <style:style style:name="T214" style:family="text">
      <style:text-properties officeooo:rsid="00b1d6f4"/>
    </style:style>
    <style:style style:name="T215" style:family="text">
      <style:text-properties officeooo:rsid="00b3f9ce"/>
    </style:style>
    <style:style style:name="T216" style:family="text">
      <style:text-properties fo:font-size="12pt" officeooo:rsid="005e877f" style:font-size-asian="12pt" style:font-size-complex="12pt"/>
    </style:style>
    <style:style style:name="T217" style:family="text">
      <style:text-properties fo:font-size="12pt" officeooo:rsid="00b8b0f5" style:font-size-asian="12pt" style:font-size-complex="12pt"/>
    </style:style>
    <style:style style:name="T218" style:family="text">
      <style:text-properties officeooo:rsid="00b87544"/>
    </style:style>
    <style:style style:name="T219" style:family="text">
      <style:text-properties officeooo:rsid="00b8b0f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BELİRLİ SÜRELİ KİRA SÖZLEŞMESİ</text:p>
      <text:p text:style-name="P18"><text:span text:style-name="T27">MADDE </text:span><text:span text:style-name="T28">1<text:tab/></text:span><text:span text:style-name="T80">Tanım</text:span><text:span text:style-name="T82">lar</text:span><text:span text:style-name="T80">: </text:span><text:span text:style-name="T81">İ</text:span><text:span text:style-name="T82">şbu sözleşmede adı geçen; </text:span><text:span text:style-name="T64">Kiraya veren</text:span><text:span text:style-name="T81">; </text:span><text:span text:style-name="T84">mecurun</text:span><text:span text:style-name="T81"> sahibi</text:span><text:span text:style-name="T82">ni</text:span><text:span text:style-name="T81"> ve/veya vekili</text:span><text:span text:style-name="T82">ni</text:span><text:span text:style-name="T81">, </text:span><text:span text:style-name="T64">Kiracı;</text:span><text:span text:style-name="T91"> </text:span><text:span text:style-name="T94">mecuru</text:span><text:span text:style-name="T91"> kiralama hak</text:span><text:span text:style-name="T93">k</text:span><text:span text:style-name="T91">ını belirli bir ücret karşılığında </text:span><text:span text:style-name="T94">belirli bir süre</text:span><text:span text:style-name="T91"> kabul <text:s/>eden gerçek veya tüzel kişi</text:span><text:span text:style-name="T92">yi</text:span><text:span text:style-name="T82"> ifade eder. </text:span><text:span text:style-name="T3">İşbu k</text:span>ira sözleşme<text:span text:style-name="T207">yle</text:span>, kiraya veren , <text:span text:style-name="T22">bu sözleşmede özellikleri belirtilen mecurun</text:span> kullanı<text:span text:style-name="T165">mını,</text:span> <text:span text:style-name="T164">belli bir süre için, belirlenen fiyatla</text:span> kiracıya bırak<text:span text:style-name="T207">ır</text:span>.</text:p>
      <text:p text:style-name="P32"><text:span text:style-name="T107">M</text:span><text:span text:style-name="T105">ADDE </text:span><text:span text:style-name="T106">2<text:tab/></text:span><text:span text:style-name="T108">Kira süresi:</text:span><text:span text:style-name="T109"> </text:span><text:span text:style-name="T110">İşbu s</text:span><text:span text:style-name="T111">özleşme, belirli süre</text:span><text:span text:style-name="T113">lidir</text:span><text:span text:style-name="T112"> ve <text:s/>k</text:span><text:span text:style-name="T111">ararlaştırılan sürenin </text:span><text:span text:style-name="T115">sonunda</text:span><text:span text:style-name="T111"> herhangi bir bildirim olmaksızın, </text:span><text:span text:style-name="T114"><text:s/>sözleşmeden doğan haklar saklı kalmak şartıyla,</text:span><text:span text:style-name="T111"> sona ere</text:span><text:span text:style-name="T112">r. </text:span></text:p>
      <text:p text:style-name="P19"><text:span text:style-name="T33">M</text:span><text:span text:style-name="T27">ADDE 3 <text:tab/></text:span><text:span text:style-name="T73">Vergi ve benzeri yükümlülüklere katlanma borcu : </text:span>Kiralanana <text:span text:style-name="T197">ait, kültür, arsa, bina vergileri kiraya veren ;</text:span> <text:span text:style-name="T199">kira stopaj </text:span>vergi<text:span text:style-name="T63">si, çevre temizlik vergisi </text:span>v<text:span text:style-name="T218">b.</text:span> <text:span text:style-name="T22">kiracı tarafından ödenecektir. </text:span><text:span text:style-name="T118">Kiracı elektrik, su, </text:span><text:span text:style-name="T120">aidat</text:span><text:span text:style-name="T118"> vb. abone gerektiren işlemlerde, kira başlangıcında </text:span><text:span text:style-name="T153">varsa</text:span><text:span text:style-name="T118"> abonelikleri üzerine alacaktır ve kira müddeti boyunca bu </text:span><text:span text:style-name="T121">aboneliklere ait</text:span><text:span text:style-name="T118"> giderler kiracıya aittir. </text:span><text:span text:style-name="T153">Abonelik olmadan kullanılan elektrik, su giderleri kiracı tarafından ödenir.</text:span></text:p>
      <text:p text:style-name="P18"><text:span text:style-name="T27">MADDE </text:span><text:span text:style-name="T28">4 <text:tab/></text:span><text:span text:style-name="T74">Yan giderlere katlanma borcu</text:span><text:span text:style-name="T27"> : </text:span>Kira<text:span text:style-name="T22">cı</text:span>, kiralananın kullanımıyla ilgili olmak üzere, kendisi veya üçüncü kişi tarafından yapılan yan giderlere katlanmakla yükümlüdür.</text:p>
      <text:p text:style-name="P20"><text:span text:style-name="T27">MADDE </text:span><text:span text:style-name="T28">5<text:tab/></text:span><text:span text:style-name="T74">Kiralananın teslim anında </text:span><text:span text:style-name="T77">ve </text:span><text:span text:style-name="T74">sonra</text:span><text:span text:style-name="T77">sı</text:span><text:span text:style-name="T74"> ayıplı hâle gelmesinden sorumluluk</text:span><text:span text:style-name="T27"> <text:tab/></text:span></text:p>
      <text:list xml:id="list3841646894" text:style-name="WWNum3">
        <text:list-header>
          <text:p text:style-name="P72"><text:span text:style-name="T10">İşbu </text:span><text:span text:style-name="T12">sözleşme aynı zamanda teslim tutanağı hükmünde olup,</text:span><text:span text:style-name="T10"> sözleşme</text:span><text:span text:style-name="T11">nin imzalanması ile </text:span><text:span text:style-name="T10">kiracı, kiralananı sağlam, ayıpsız ve eksiksiz olarak teslim aldığını kabul etmiştir. </text:span><text:span text:style-name="T9">Taşınmazda bulunan tuvalet, la</text:span><text:bookmark text:name="_GoBack"/><text:span text:style-name="T9">vabo vb. malzemeler kiracıya sağlam olarak teslim edilmiştir ve kira bitiminde kiracı bu malzemeleri sağlam ve eksiksiz olarak teslim etmekle yükümlüdür. Malzemelerde hasar oluşması durumunda kiracı ödemekle yükümlüdür. </text:span><text:span text:style-name="T12">Mecurun kullanılması sırasında oluşabilecek her türlü arıza, hasar vb. giderler kiracıya aittir. </text:span><text:span text:style-name="T22">Kiracının, mecurun teslimi sonrası, kendi ihtiyaçları doğrultusunda ortaya çıkabilecek ve eksik olarak tanımlayacağı şeylerin sorumluluğu kiracıya aittir. </text:span></text:p>
        </text:list-header>
      </text:list>
      <text:p text:style-name="P18"><text:span text:style-name="T27">MADDE </text:span><text:span text:style-name="T32">6</text:span><text:span text:style-name="T28"><text:tab/></text:span><text:span text:style-name="T74">Kira bedelinin indirilmesi</text:span><text:span text:style-name="T27"> : </text:span>Kiracı, <text:span text:style-name="T23">kira süresi boyunca ve sonrasında, sözleşmede belirlenen kira bedelinde, mucbir sebepler dahil, herhangi bir sebeple </text:span>indirim yapılmasını isteye<text:span text:style-name="T23">mez</text:span>. <text:span text:style-name="T213">İşbu sözleşme pandemi koşulları göz önünde bulundurularak imzalanmıştır.</text:span></text:p>
      <text:p text:style-name="P18"><text:span text:style-name="T27">MADDE </text:span><text:span text:style-name="T34">7</text:span><text:span text:style-name="T28"><text:tab/></text:span><text:span text:style-name="T74">Kira bedelini ödeme borcu,</text:span><text:span text:style-name="T27"> </text:span><text:span text:style-name="T31">ifa zamanı, kiracının temerrüdü</text:span><text:span text:style-name="T27"><text:tab/><text:tab/></text:span></text:p>
      <text:list xml:id="list185520654896934" text:continue-numbering="true" text:style-name="WWNum3">
        <text:list-header>
          <text:p text:style-name="P73"><text:span text:style-name="T140">Kira bedeli nettir. <text:s/></text:span><text:span text:style-name="T117">Sözleşme</text:span><text:span text:style-name="T140">de</text:span><text:span text:style-name="T117"> </text:span><text:span text:style-name="T140">belirtilen kira bedeli</text:span><text:span text:style-name="T117">, vergiler düşüldükten sonra </text:span><text:span text:style-name="T140">kiralayana </text:span><text:span text:style-name="T117">ödene</text:span><text:span text:style-name="T140">cek</text:span><text:span text:style-name="T117"> </text:span><text:span text:style-name="T121">net </text:span><text:span text:style-name="T117">miktardır. </text:span><text:span text:style-name="T140">Kira stopaj vergisi kiracı tarafından, </text:span><text:span text:style-name="T121">kiraya veren adına </text:span><text:span text:style-name="T140">ödenecektir. Her türlü resim vergi ve harçlar, ÇTV, stopaj vergisi ve kira süresi içerisinde ortaya çıkabilecek her türlü resmi ödemeler, vergi ve harçlar kiracı tarafından ödenecektir.</text:span><text:span text:style-name="T117"> Kiracı, kira bedelini </text:span><text:span text:style-name="T141">( kira bedeli aylık ödemeli yapılacaksa her ayın </text:span><text:span text:style-name="T142">1</text:span><text:span text:style-name="T143">. günü</text:span><text:span text:style-name="T141"> peşin </text:span><text:span text:style-name="T142">olarak</text:span><text:span text:style-name="T141"> )</text:span><text:span text:style-name="T117"> ve yan giderleri,</text:span><text:span text:style-name="T141"> </text:span><text:span text:style-name="T142">peşin </text:span><text:span text:style-name="T117">ödemekle yükümlüdür. </text:span><text:span text:style-name="T128">Ki</text:span><text:span text:style-name="T141">ra ödemeleri kiraya verene ait banka hesabına yatırılacaktır. </text:span><text:span text:style-name="T117">İşbu sö</text:span><text:span text:style-name="T144">z</text:span><text:span text:style-name="T117">leşme</text:span><text:span text:style-name="T124">de belirlenen</text:span><text:span text:style-name="T117"> kira bedeli</text:span><text:span text:style-name="T124">nin ödeme vadesi </text:span><text:span text:style-name="T127">sözleşme düzenleme </text:span><text:span text:style-name="T124">tarihidir.</text:span><text:span text:style-name="T117"> Ödeme çek veya senet ile taahhüt edilmiş ise ödemenin zamanında <text:s/>ödenmemesi durumunda, </text:span><text:span text:style-name="T204">müteakip bonolarda muacceliyet kesbedece</text:span><text:span text:style-name="T205">k</text:span><text:span text:style-name="T204">,</text:span><text:span text:style-name="T117"> </text:span><text:span text:style-name="T127">çek veya senedin ödeme vadesi, sözleşme düzenleme tarihi olarak kabul edilecektir </text:span><text:span text:style-name="T145">ve</text:span><text:span text:style-name="T127"> </text:span><text:span text:style-name="T117"><text:s/></text:span><text:span text:style-name="T145">k</text:span><text:span text:style-name="T127">iracı </text:span><text:span text:style-name="T145">geçmiş ve </text:span><text:span text:style-name="T127">o</text:span><text:span text:style-name="T117">turduğu süreye ait kira borcunu, </text:span><text:span text:style-name="T124">geçen her gün için, yıllık kira bedelinin yüzde </text:span><text:span text:style-name="T127">biri</text:span><text:span text:style-name="T124"> oranında </text:span><text:span text:style-name="T127">(%1)</text:span><text:span text:style-name="T124"> </text:span><text:span text:style-name="T126">günlük </text:span><text:span text:style-name="T124">ceza bedeli </text:span><text:span text:style-name="T127">ile birlikte</text:span><text:span text:style-name="T124"> ödemeyi</text:span><text:span text:style-name="T117"> peşinen kabul ve taahhüt eder.</text:span></text:p>
        </text:list-header>
      </text:list>
      <text:p text:style-name="P18"><text:span text:style-name="T27">MADDE </text:span><text:span text:style-name="T35">8</text:span><text:span text:style-name="T29"><text:tab/></text:span><text:span text:style-name="T75">Temizlik ve bakım giderlerini ödeme borcu</text:span> : Kiracı, kiralananın olağan kullanımı için gerekli temizlik, bakım <text:span text:style-name="T213">vb.</text:span> giderleri ödemekle yükümlüdür.</text:p>
      <text:p text:style-name="P18"><text:span text:style-name="T27">MADDE </text:span><text:span text:style-name="T35">9</text:span><text:span text:style-name="T29"><text:tab/></text:span><text:span text:style-name="T32">K</text:span><text:span text:style-name="T75">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60">önce kiracıya bildirmek ve bunların </text:span>yapıldığı sırada kiracının yararlarını göz önünde tutmak zorundadır. </text:p>
      <text:p text:style-name="P28"><text:span text:style-name="T27">MADD</text:span><text:span text:style-name="T37">E 10 </text:span><text:span text:style-name="T65">Kira</text:span><text:span text:style-name="T75">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text:p>
      <text:p text:style-name="P28">Kiracı, <text:span text:style-name="T198">mecurda bir değişiklik yapmak isterse bu ek bir sözleşme ile belirlenmelidir.</text:span> Kiracı, kiraya verenin rızasıyla yaptığı yenilik ve değişiklikler sebebiyle kiralananda ortaya çıka<text:span text:style-name="T198">bilecek</text:span> </text:p>
      <text:p text:style-name="P3"/>
      <text:p text:style-name="P3">KİRAYA VEREN<text:tab/>KİRACI<text:tab/>ŞAHİT-KEFİL</text:p>
      <text:p text:style-name="P8"><text:tab/><text:tab/><text:tab/><text:tab/><text:tab/><text:tab/><text:span text:style-name="T219">Sedat Koçak<text:tab/><text:tab/><text:tab/><text:tab/><text:tab/><text:tab/><text:tab/><text:tab/><text:tab/><text:tab/><text:tab/><text:tab/>198 5831 2074</text:span></text:p>
      <text:p text:style-name="P28"><text:soft-page-break/><text:span text:style-name="T117">değer artışının karşılığını isteyemez.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22">Aksi bir sözleşme ile kararlaştır</text:span><text:span text:style-name="T138">ı</text:span><text:span text:style-name="T122">lmamışsa, </text:span><text:span text:style-name="T119">Kiracı, kira bitiminde yaptığı bu tip imalatları sökemez, çıkaramaz, kıramaz. Kiracı bu tip imalatları sağlam olarak kiraya verene teslim etmekle yükümlüdür. </text:span></text:p>
      <text:p text:style-name="P18"><text:span text:style-name="T37">MADDE 11</text:span><text:span text:style-name="T29"><text:tab/></text:span><text:span text:style-name="T75">Alt kira ve kullanım hakkının devri, </text:span><text:span text:style-name="T65">Kira ilişkisinin devri</text:span><text:span text:style-name="T27"> : </text:span>Kiracı, kiraya verenin yazılı rızası olmadıkça, kiralananı başkasına kiralayamayacağı gibi, kullanım hakkını da, kira ilişkisini <text:span text:style-name="T165">de</text:span> başkasına devredemez. </text:p>
      <text:p text:style-name="P18"><text:span text:style-name="T27">MADDE </text:span><text:span text:style-name="T29">1</text:span><text:span text:style-name="T36">2</text:span><text:span text:style-name="T29"><text:tab/></text:span><text:span text:style-name="T75">Kiralananın kullanılmaması</text:span><text:span text:style-name="T27"> :</text:span><text:span text:style-name="T2"> </text:span><text:span text:style-name="T8">Normal veya mucbir bir sebeple, m</text:span><text:span text:style-name="T6">ecur</text:span> kullanılmasa veya sınırlı olarak kullanılsa bile kiracı, kira bedelini ödemekle yükümlüdür. <text:span text:style-name="T206">İşbu sözleşme pandemi koşulları göz önünde bulundurularak düzenlenmiştir.</text:span></text:p>
      <text:p text:style-name="P18"><text:span text:style-name="T27">MADDE </text:span><text:span text:style-name="T32">1</text:span><text:span text:style-name="T36">3</text:span><text:span text:style-name="T29"><text:tab/></text:span><text:span text:style-name="T75">Kiralananın sözleşmenin bitiminden önce geri verilmesi</text:span><text:span text:style-name="T27"> <text:s/>: </text:span>Kiracı, sözleşme süresine veya fesih dönemine uymaksızın kiralananı geri verdiği takdirde, kira sözleşmesinden doğan borçları, <text:span text:style-name="T24">sözleşme bitim süresine kadar olan dönem boyunca devam eder. Bu gibi durumlarda kiracı, kiralananı başkasına devredemez. Kiraya veren, k</text:span>iralananın <text:span text:style-name="T161">güncel</text:span> koşullarla kiraya verilebileceği <text:span text:style-name="T24">yeni bir kiracı bulması </text:span>h<text:span text:style-name="T206">a</text:span>linde, kiracının kira sözleşmesinden doğan borçları sona erer. <text:s/><text:span text:style-name="T206">Kiracı sözleşmede belirtilen şartlarda, kiralananı kullanmasa bile, kira borcunu ödemekle yükümlüdür.</text:span></text:p>
      <text:p text:style-name="P21"><text:span text:style-name="T27">MADDE </text:span><text:span text:style-name="T32">1</text:span><text:span text:style-name="T36">4</text:span><text:span text:style-name="T29"><text:tab/></text:span><text:span text:style-name="T73">Sözleşmenin sona ermesi</text:span><text:span text:style-name="T2"> : </text:span><text:span text:style-name="T4">İşbu sözleşme, belirli süreli bir sözleşmedir. K</text:span>ira sözleşmesi bu sürenin sonunda kendiliğinden sona erer. <text:span text:style-name="T198">Kiracı kiralananı sözleşme bitim tarihinde boşaltmakla yükümlüdür.</text:span><text:span text:style-name="T90"> </text:span><text:span text:style-name="T101">K</text:span><text:span text:style-name="T98">iracı, </text:span><text:span text:style-name="T101">mecuru boşaltmadığı takdirde, </text:span><text:span text:style-name="T98"><text:s/></text:span><text:span text:style-name="T97">geçmiş ve </text:span><text:span text:style-name="T98">o</text:span><text:span text:style-name="T95">turduğu süreye ait kira borcunu, </text:span><text:span text:style-name="T99">geçen her gün için, yıllık kira bedelinin yüzde </text:span><text:span text:style-name="T98">biri</text:span><text:span text:style-name="T99"> oranında </text:span><text:span text:style-name="T98">(%1)</text:span><text:span text:style-name="T99"> </text:span><text:span text:style-name="T100">günlük </text:span><text:span text:style-name="T99">ceza bedeli </text:span><text:span text:style-name="T98">ile birlikte</text:span><text:span text:style-name="T99"> ödemeyi</text:span><text:span text:style-name="T95"> peşinen kabul ve taahhüt eder.</text:span></text:p>
      <text:p text:style-name="P18"><text:span text:style-name="T27">MADDE </text:span><text:span text:style-name="T32">1</text:span><text:span text:style-name="T36">5</text:span><text:span text:style-name="T27"><text:tab/></text:span><text:span text:style-name="T73">Kiracının iflası </text:span><text:span text:style-name="T78">ve ölümü : </text:span>Kiracı, kiralananın tesliminden sonra iflas eder <text:span text:style-name="T198">veya</text:span> <text:s/>öl<text:span text:style-name="T198">ürse, ö</text:span>len kiracının <text:span text:style-name="T62">mirasçıları ve </text:span>ortakları veya bu ortakların aynı meslek ve sanatı yürüten mirasçıları <text:span text:style-name="T25"><text:s/>kiranın devam etmesine yönelik istekleri, bu sözleşmeye bağlı olarak geçersizdir. </text:span><text:span text:style-name="T83">Kiracının ölümü ile bu sözleşmedeki </text:span><text:span text:style-name="T80">“Kiralananın sözleşmenin bitiminden önce geri verilmesi” </text:span><text:span text:style-name="T83">maddesinde belirtilen şartlar uygulanır. </text:span><text:span text:style-name="T25">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22"><text:span text:style-name="T27">MADDE </text:span><text:span text:style-name="T32">1</text:span><text:span text:style-name="T36">6</text:span><text:span text:style-name="T30"><text:tab/></text:span><text:span text:style-name="T76">Kiralananın geri verilmesi</text:span><text:span text:style-name="T27"> <text:tab/>:</text:span><text:span text:style-name="T2"> “</text:span><text:span text:style-name="T85">Kiralananda yenilik ve değişiklik yapılması“ </text:span><text:span text:style-name="T86">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61">de</text:span>, sözleşmeye aykırı kullanmadan doğacak zararları giderme<text:span text:style-name="T26">kle yükümlüdür.</text:span> </text:p>
      <text:p text:style-name="P18"><text:span text:style-name="T27">MADDE </text:span><text:span text:style-name="T32">1</text:span><text:span text:style-name="T36">7</text:span><text:span text:style-name="T30"><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17"/>
      <text:p text:style-name="P2">KİRAYA VEREN<text:tab/>KİRACI<text:tab/>ŞAHİT-KEFİL</text:p>
      <text:p text:style-name="P11"><text:span text:style-name="T150"><text:tab/><text:tab/><text:tab/><text:tab/><text:tab/><text:tab/></text:span><text:span text:style-name="T17">Sedat Koçak<text:tab/><text:tab/><text:tab/><text:tab/><text:tab/><text:tab/><text:tab/><text:tab/><text:tab/><text:tab/><text:tab/><text:tab/>198 5831 2074</text:span></text:p>
      <text:p text:style-name="P23"><text:soft-page-break/><text:span text:style-name="T27">MADDE </text:span><text:span text:style-name="T36">18</text:span><text:span text:style-name="T30"><text:tab/></text:span><text:span text:style-name="T76">Kullanma giderleri</text:span><text:span text:style-name="T27"> : </text:span>Kiracı, ısıtma, aydınlatma ve su gibi kullanma giderlerine katlan<text:span text:style-name="T214">ır ve</text:span> bu giderleri ispat edici belgelerin birer örneğini, istem üzerine diğer tarafa vermek zorundadır. </text:p>
      <text:p text:style-name="P29"><text:span text:style-name="T27">MADDE </text:span><text:span text:style-name="T32">1</text:span><text:span text:style-name="T36">9</text:span><text:span text:style-name="T30"><text:tab/></text:span><text:span text:style-name="T76">Kiracının güvence vermesi</text:span><text:span text:style-name="T27"> <text:tab/>: </text:span><text:span text:style-name="T5">K</text:span>iracı <text:span text:style-name="T215">belirlenen </text:span>güvence <text:span text:style-name="T215">bedelini öder ve tahliyede kiracının herhangi bir borcu olmadığı durumda bu bedel aynı miktarda iade edilir.</text:span></text:p>
      <text:p text:style-name="P24"><text:span text:style-name="T27">MADDE </text:span><text:span text:style-name="T32">2</text:span><text:span text:style-name="T36">0</text:span><text:span text:style-name="T30"> <text:tab/></text:span><text:span text:style-name="T76">Kira </text:span><text:span text:style-name="T79">Yıllık Artış Oranı</text:span><text:span text:style-name="T27"> </text:span><text:span text:style-name="T30">ve </text:span><text:span text:style-name="T76">Belirlenmesi<text:tab/>: </text:span><text:span text:style-name="T61">Bir yıldan uzun süreyle yapılan sözleşmelerde </text:span>uygulanacak <text:span text:style-name="T166">yıllık kira artış oranı</text:span>, <text:span text:style-name="T161">yıllık tüketici </text:span>fiyat endeksin<text:span text:style-name="T161">in (TÜFE)</text:span> <text:span text:style-name="T163"><text:s/></text:span>oranını<text:span text:style-name="T61">n %10 ‘un altında olması durumunda; %10, değişim oranının %10 ‘un üstünde olması durumunda ise, değişim oranının altında olmamak</text:span> koşuluyla <text:span text:style-name="T116">yapılacaktır.</text:span>. </text:p>
      <text:p text:style-name="P25"><text:span text:style-name="T42">MADDE </text:span><text:span text:style-name="T43">2</text:span><text:span text:style-name="T44">1</text:span><text:span text:style-name="T43"> <text:tab/></text:span><text:span text:style-name="T45">Sözleşmenin feshi : </text:span><text:span text:style-name="T117">İşbu sözleşmenin herhangi bir maddesinin ihlali ile </text:span><text:span text:style-name="T131">veya süre bitiminde</text:span><text:span text:style-name="T117">, </text:span><text:span text:style-name="T128">kiraya verenin hakları saklı kalmak şartıyla</text:span><text:span text:style-name="T117"> sözleşme fesh edilir ve kiracı mecuru hiçbir ihtara gerek kalmadan boşaltma</text:span><text:span text:style-name="T132">yı kabul ve taahhüt etmiştir.</text:span><text:span text:style-name="T117">. </text:span></text:p>
      <text:list xml:id="list185519987157824" text:continue-numbering="true" text:style-name="WWNum3">
        <text:list-header>
          <text:p text:style-name="P74"><text:span text:style-name="T42">MADDE </text:span><text:span text:style-name="T43">2</text:span><text:span text:style-name="T44">2</text:span><text:span text:style-name="T45"><text:tab/>Kefil ve şahit : </text:span><text:span text:style-name="T117">Kefil </text:span><text:span text:style-name="T132">ve şahit</text:span><text:span text:style-name="T117">, bu sözleşmeye attığı imza ile, sözleşme şartlarına uyulmaması </text:span><text:span text:style-name="T127">ve/veya bu sözleşmeyle bağlantılı tahliye taahhütnamesi vb. belgeler</text:span><text:span text:style-name="T117"> ile ortaya çıkabilecek her türlü maddi ve manevi zararların karşılanması hususunda, müteselsilen sorumlu olduğunu kabul ve beyan etmiştir. Kefil </text:span><text:span text:style-name="T133">ve Şahit</text:span><text:span text:style-name="T117">, sözleşmeyi imzalayan kişinin, </text:span><text:span text:style-name="T138">s</text:span><text:span text:style-name="T117">özleşmede adı geçen kişi olduğuna şahitlik ettiğini kabul ve beyan e</text:span><text:span text:style-name="T151">tmiştir.</text:span><text:span text:style-name="T117"> </text:span></text:p>
          <text:p text:style-name="P75"><text:span text:style-name="T44">MADDE 23<text:tab/>Yetkili mercii ve tebligat :</text:span><text:span text:style-name="T13"> İşbu </text:span><text:span text:style-name="T132"><text:s/>sözleşmede belirtilen adresler tarafların tebligat adresleri olarak da belirlenmiş olup her türlü tebligatın bu adreslere yapılabileceği taraflarca kabul edilmişti</text:span><text:span text:style-name="T134">r.</text:span><text:span text:style-name="T132"> Taraflar, anlaşmazlık vuku</text:span><text:span text:style-name="T134">unda</text:span><text:span text:style-name="T132">, T.C. Tokat Mahkeme ve İcra Dairelerinin selahiyetini </text:span><text:span text:style-name="T131">şimdiden </text:span><text:span text:style-name="T132">kabul ve beyan etmiştir. </text:span></text:p>
          <text:list>
            <text:list-item>
              <text:list>
                <text:list-item>
                  <text:list>
                    <text:list-item>
                      <text:list>
                        <text:list-item>
                          <text:list>
                            <text:list-item>
                              <text:list>
                                <text:list-header>
                                  <text:p text:style-name="P76"/>
                                  <text:list>
                                    <text:list-header>
                                      <text:p text:style-name="P75"><text:span text:style-name="T117">İşbu akit, </text:span><text:span text:style-name="T134">3</text:span><text:span text:style-name="T135"> sayfa,</text:span><text:span text:style-name="T136"> 2</text:span><text:span text:style-name="T132">3</text:span><text:span text:style-name="T136"> madde </text:span><text:span text:style-name="T132">ve kiraya veren, kiracı, kiralanan ve kira hakkında detaylardan</text:span><text:span text:style-name="T136"> </text:span><text:span text:style-name="T135">oluşur ve </text:span><text:span text:style-name="T134">1</text:span><text:span text:style-name="T117"> nüsha halinde tanzim edilmiş olup, taraflarca </text:span><text:span text:style-name="T132">okunarak, </text:span><text:span text:style-name="T117">kabul edilmiş ve imzalanmıştır.</text:span></text:p>
                                    </text:list-header>
                                  </text:list>
                                </text:list-header>
                              </text:list>
                            </text:list-item>
                          </text:list>
                        </text:list-item>
                      </text:list>
                    </text:list-item>
                  </text:list>
                </text:list-item>
              </text:list>
            </text:list-item>
          </text:list>
        </text:list-header>
      </text:list>
      <text:p text:style-name="P5"/>
      <text:p text:style-name="P64"><text:span text:style-name="T173">Sözleşmenin:</text:span><text:span text:style-name="T196"> </text:span><text:span text:style-name="T190">Düzenleme Tarihi</text:span><text:span text:style-name="T191"><text:tab/></text:span><text:span text:style-name="T124">: </text:span><text:span text:style-name="T46"><text:s/></text:span><text:span text:style-name="T54">2</text:span><text:span text:style-name="T55">9</text:span><text:span text:style-name="T47"> </text:span><text:span text:style-name="T59">Ağustos</text:span><text:span text:style-name="T48"> </text:span><text:span text:style-name="T46">20</text:span><text:span text:style-name="T49">2</text:span><text:span text:style-name="T47">1</text:span><text:span text:style-name="T46"> <text:s/></text:span><text:span text:style-name="T87"><text:s/><text:tab/></text:span><text:span text:style-name="T88">Düzenleme No: </text:span><text:span text:style-name="T66">20</text:span><text:span text:style-name="T67">2</text:span><text:span text:style-name="T68">1</text:span><text:span text:style-name="T72">08</text:span><text:span text:style-name="T70">2</text:span><text:span text:style-name="T71">9</text:span><text:span text:style-name="T69">-00</text:span><text:span text:style-name="T72">9</text:span></text:p>
      <text:p text:style-name="P64"><text:span text:style-name="T170">Kiraya Veren<text:tab/>: </text:span><text:span text:style-name="T187">Adı Soyadı</text:span><text:span text:style-name="T117"><text:tab/>: </text:span><text:span text:style-name="T139"><text:tab/><text:tab/></text:span><text:span text:style-name="T117"><text:tab/><text:tab/></text:span><text:span text:style-name="T179">TC Kimlik No</text:span><text:span text:style-name="T9"><text:tab/>: </text:span></text:p>
      <text:p text:style-name="P69"/>
      <text:p text:style-name="P69">Kiracı<text:tab/></text:p>
      <text:p text:style-name="P68"><text:span text:style-name="T187">Adı Soyadı</text:span><text:span text:style-name="T117"><text:tab/>: </text:span><text:span text:style-name="T17">Sedat Koçak</text:span></text:p>
      <text:p text:style-name="P68"><text:span text:style-name="T194">T</text:span><text:span text:style-name="T187">C Kimlik No</text:span><text:span text:style-name="T117"><text:tab/>: </text:span><text:span text:style-name="T17">198 5831 2074</text:span></text:p>
      <text:p text:style-name="P66"><text:span text:style-name="T192">Tebligat </text:span><text:span text:style-name="T187">Adres</text:span><text:span text:style-name="T117">:</text:span><text:span text:style-name="T150"> </text:span><text:span text:style-name="T154">Hacılar Meydanı Mah.Çilek Sok. Dümen Ap. 26 Blk. No:2 Merkez-AMASYA</text:span></text:p>
      <text:p text:style-name="P60"><text:span text:style-name="T186">Telefon No</text:span><text:tab/>: <text:span text:style-name="T219">544 463 8326</text:span></text:p>
      <text:p text:style-name="P70"/>
      <text:p text:style-name="P61"><text:span text:style-name="T168">Kiralana</text:span><text:span text:style-name="T169">nın</text:span><text:span text:style-name="T174"><text:tab/></text:span></text:p>
      <text:p text:style-name="P66"><text:span text:style-name="T187">Cinsi<text:tab/></text:span><text:span text:style-name="T117"><text:tab/><text:tab/>: </text:span><text:span text:style-name="T152">İşyeri</text:span><text:span text:style-name="T50"><text:tab/></text:span><text:span text:style-name="T42"><text:tab/></text:span><text:span text:style-name="T193">Kullanım Amacı</text:span><text:span text:style-name="T117"><text:tab/>:</text:span><text:span text:style-name="T146"> </text:span><text:span text:style-name="T53">Oto </text:span><text:span text:style-name="T58">Tamirhane</text:span></text:p>
      <text:p text:style-name="P65"><text:span text:style-name="T187">Adresi<text:tab/></text:span><text:span text:style-name="T117"><text:tab/><text:tab/>: </text:span><text:span text:style-name="T15">İsmail Altıngövde Cad. No:21/</text:span><text:span text:style-name="T17">F</text:span><text:span text:style-name="T15"> TOKAT</text:span></text:p>
      <text:p text:style-name="P67"><text:span text:style-name="T184">Tapu-</text:span><text:span text:style-name="T185">Abone Bi</text:span><text:span text:style-name="T184">lgileri</text:span><text:span text:style-name="T117">: </text:span><text:span text:style-name="T147">Pafta: <text:s/><text:tab/></text:span><text:span text:style-name="T134">A</text:span><text:span text:style-name="T117">da<text:tab/>:</text:span><text:span text:style-name="T148"> </text:span><text:span text:style-name="T150"><text:tab/>P</text:span><text:span text:style-name="T149">arsel<text:tab/>: </text:span><text:span text:style-name="T14"><text:tab/>Elektrik : <text:s text:c="13"/>Su : </text:span></text:p>
      <text:p text:style-name="P59"><text:span text:style-name="T167">Kiranın </text:span><text:tab/></text:p>
      <text:p text:style-name="P63"><text:span text:style-name="T187">Başlangıç tarihi</text:span><text:span text:style-name="T117"><text:tab/>: </text:span><text:span text:style-name="T52">3</text:span><text:span text:style-name="T51">0</text:span><text:span text:style-name="T56"> </text:span><text:span text:style-name="T59">Ağustos</text:span><text:span text:style-name="T56"> 20</text:span><text:span text:style-name="T57">21</text:span><text:span text:style-name="T147"><text:tab/></text:span><text:span text:style-name="T117"><text:tab/></text:span></text:p>
      <text:p text:style-name="P59"><text:span text:style-name="T186">Bitiş tarihi</text:span><text:tab/><text:tab/>: <text:span text:style-name="T38">29</text:span><text:span text:style-name="T39"> </text:span><text:span text:style-name="T41">Ağustos</text:span><text:span text:style-name="T39"> 202</text:span><text:span text:style-name="T40">2</text:span><text:span text:style-name="T27"><text:tab/></text:span></text:p>
      <text:p text:style-name="P59"><text:span text:style-name="T186">Süresi </text:span><text:tab/><text:tab/>: <text:span text:style-name="T212">Bir Yıl</text:span></text:p>
      <text:p text:style-name="P63"><text:span text:style-name="T182">Bedeli<text:tab/><text:tab/><text:tab/>: </text:span><text:span text:style-name="T176">3</text:span><text:span text:style-name="T178">0</text:span><text:span text:style-name="T176">.,0</text:span><text:span text:style-name="T178">00</text:span><text:span text:style-name="T176">,00</text:span><text:span text:style-name="T177"> </text:span><text:span text:style-name="T175">TL (Otuz </text:span><text:span text:style-name="T176">Bin</text:span><text:span text:style-name="T177"> </text:span><text:span text:style-name="T175">TL) + STOPAJ VERGİSİ</text:span></text:p>
      <text:p text:style-name="P71">Güvence bedeli<text:tab/>: 1,200.00 TL (Bin İkiyüz) (Tahliyede borç olmaması durumunda iade)</text:p>
      <text:p text:style-name="P26"><text:span text:style-name="T171">Ödeme</text:span><text:span text:style-name="T172"> Ş</text:span><text:span text:style-name="T171">ekli</text:span><text:span text:style-name="T104"><text:tab/><text:tab/>:</text:span><text:span text:style-name="T95"> </text:span><text:span text:style-name="T102"><text:s/>Peşin </text:span><text:span text:style-name="T103">olarak banka hesabına yatırılacaktır.</text:span><text:span text:style-name="T102"> </text:span></text:p>
      <text:p text:style-name="P31"><text:tab/><text:tab/> </text:p>
      <text:p text:style-name="P27"><text:span text:style-name="T188">B</text:span><text:span text:style-name="T189">anka hesa</text:span><text:span text:style-name="T188">p no</text:span><text:span text:style-name="T96"><text:tab/>: </text:span></text:p>
      <text:p text:style-name="P62"/>
      <text:p text:style-name="P62">İşbu akitteki bilgilerin doğruluğunu ve sözleşmenin tüm şartlarına uyacağımı peşinen kabul ettiğimi, <text:span text:style-name="T162">akiti okuyarak, hür irademle imzaladığımı,</text:span> beyan, <text:span text:style-name="T203">kabul</text:span> ve taahhüt ederim.</text:p>
      <text:p text:style-name="P30"/>
      <text:p text:style-name="P4">KİRAYA VEREN<text:tab/>KİRACI<text:tab/>ŞAHİT-KEFİL</text:p>
      <text:p text:style-name="P9"><text:tab/><text:tab/><text:tab/><text:tab/><text:tab/><text:tab/><text:span text:style-name="T219">Sedat Koçak<text:tab/><text:tab/><text:tab/><text:tab/><text:tab/><text:tab/><text:tab/><text:tab/><text:tab/><text:tab/><text:tab/><text:tab/>198 5831 2074</text:span></text:p>
      <text:p text:style-name="P12"/>
      <text:p text:style-name="P10"><text:soft-page-break/></text:p>
      <text:p text:style-name="P10"/>
      <text:p text:style-name="P10"/>
      <text:p text:style-name="P13">TAHLİYE TAAHHÜTNAMESİ</text:p>
      <text:p text:style-name="P13"/>
      <text:p text:style-name="P36"><text:span text:style-name="T117"><text:tab/>Halen tahtı icarımda bulunan, kiraya vereni ve özellikleri aşağıda belirtilen taşınmazı; </text:span><text:span text:style-name="T126">tahliye etmeyi taahhüt ettiğim tarih</text:span><text:span text:style-name="T129">te</text:span><text:span text:style-name="T126">, </text:span><text:span text:style-name="T129">aşağıda </text:span><text:span text:style-name="T126">tarih </text:span><text:span text:style-name="T129">ve</text:span><text:span text:style-name="T126"> sayı</text:span><text:span text:style-name="T130">sı </text:span><text:span text:style-name="T129">belirtilen </text:span><text:span text:style-name="T126">kira sözleşme</text:span><text:span text:style-name="T130">sinin</text:span><text:span text:style-name="T126"> şartlarına bağlı kalarak, </text:span><text:span text:style-name="T125"><text:s/></text:span><text:span text:style-name="T117">hiçbir kanuni merasime, ihtar ve protesto keşidesine, cevap itasına, tebliğ ve tebellüğe, </text:span><text:span text:style-name="T155">herhangi bir ihtar ve hiçbir hüküm istihsaline ve mahkemeden ilam almaya hacet kalmaksızın</text:span><text:span text:style-name="T117"> kayıtsız ve şartsız olarak boşaltmayı </text:span><text:span text:style-name="T155">kesin olarak, </text:span><text:span text:style-name="T157">hür irademle</text:span><text:span text:style-name="T155"> beyan, kabul ve taahhüt ed</text:span><text:span text:style-name="T156">iyorum</text:span><text:span text:style-name="T155">.</text:span></text:p>
      <text:p text:style-name="P39"/>
      <text:p text:style-name="P37"><text:span text:style-name="T117"><text:tab/>Gününde tahliye edemediğim </text:span><text:span text:style-name="T123">veya </text:span><text:span text:style-name="T117">etmediğim takdirde, </text:span><text:span text:style-name="T124">geçen her gün için, yıllık kira bedelinin yüzde </text:span><text:span text:style-name="T127">biri</text:span><text:span text:style-name="T124"> oranında </text:span><text:span text:style-name="T127">(%1)</text:span><text:span text:style-name="T124"> </text:span><text:span text:style-name="T126">günlük </text:span><text:span text:style-name="T124">ceza bedeli ödemeyi, </text:span><text:span text:style-name="T117">kiraya veren veya yetkili kanuni ve</text:span><text:span text:style-name="T208">kili tarafından aleyhime yapılacak, her türlü icra takibatı, mahkeme masrafları, avukatlık ücretleri ve benzeri tüm ücretlerinde tamamen şahsım tarafından karşılanacağını şimdiden <text:s/>kabul,</text:span><text:span text:style-name="T209"> beyan</text:span><text:span text:style-name="T208"> ve taahhüt ediyorum. İşbu taahhütname</text:span><text:span text:style-name="T210">yi</text:span><text:span text:style-name="T208"> </text:span><text:span text:style-name="T211">hür</text:span><text:span text:style-name="T208"> irademle </text:span><text:span text:style-name="T211">okudum ve</text:span><text:span text:style-name="T208"> imza</text:span><text:span text:style-name="T210">lıyorum</text:span><text:span text:style-name="T208">. </text:span></text:p>
      <text:p text:style-name="P43"/>
      <text:p text:style-name="P46">TAHLİYE EDİLECEK YERİN</text:p>
      <text:p text:style-name="P40">Adresi<text:tab/>: <text:s/></text:p>
      <text:p text:style-name="P44"/>
      <text:p text:style-name="P42"><text:span text:style-name="T21">İlgili </text:span><text:span text:style-name="T18">Kira </text:span><text:span text:style-name="T19">Sözleşme</text:span><text:span text:style-name="T18">si</text:span><text:span text:style-name="T19"> Tarihi, <text:s/></text:span><text:span text:style-name="T20">No <text:s/></text:span><text:span text:style-name="T19"><text:tab/>:<text:tab/></text:span></text:p>
      <text:p text:style-name="P45"/>
      <text:p text:style-name="P45">Mecurun tahliye Edileceği taahhüt edilen tarih<text:tab/>:</text:p>
      <text:p text:style-name="P33"/>
      <text:p text:style-name="P33"/>
      <text:p text:style-name="P33">Kiracı<text:tab/></text:p>
      <text:p text:style-name="P38"><text:span text:style-name="T187">Adı Soyadı</text:span><text:span text:style-name="T117"><text:tab/><text:tab/>: </text:span><text:span text:style-name="T17">Sedat Koçak</text:span></text:p>
      <text:p text:style-name="P38"><text:span text:style-name="T194">T</text:span><text:span text:style-name="T187">C Kimlik No</text:span><text:span text:style-name="T117"><text:tab/>: </text:span><text:span text:style-name="T17">198 5831 2074</text:span></text:p>
      <text:p text:style-name="P38"><text:span text:style-name="T192">Tebligat </text:span><text:span text:style-name="T187">Adres</text:span><text:span text:style-name="T195">i<text:tab/></text:span><text:span text:style-name="T117">:</text:span><text:span text:style-name="T150"> </text:span><text:span text:style-name="T154">Hacılar Meydanı Mah.Çilek Sok. Dümen Ap. 26 Blk. No:2 Merkez-AMASYA</text:span></text:p>
      <text:p text:style-name="P41"><text:span text:style-name="T186">Telefon No</text:span><text:tab/><text:tab/>: <text:span text:style-name="T219">544 463 8326</text:span></text:p>
      <text:p text:style-name="P34"><text:span text:style-name="T89"><text:tab/><text:tab/><text:tab/><text:tab/></text:span><text:span text:style-name="T16"><text:tab/></text:span></text:p>
      <text:p text:style-name="P35"/>
      <text:p text:style-name="P35"/>
      <text:p text:style-name="P35"/>
      <text:p text:style-name="P35"/>
      <text:p text:style-name="P35"/>
      <text:p text:style-name="P35"><text:tab/><text:tab/></text:p>
      <text:p text:style-name="P35"><text:tab/> <text:s text:c="28"/><text:tab/><text:tab/><text:tab/><text:tab/>KİRACI</text:p>
      <text:p text:style-name="P35"><text:tab/><text:tab/><text:tab/><text:tab/><text:tab/><text:tab/><text:tab/><text:tab/>Sedat Koçak<text:tab/><text:tab/><text:tab/><text:tab/><text:tab/><text:tab/><text:tab/><text:tab/><text:tab/><text:tab/><text:tab/><text:tab/>198 5831 2074</text:p>
      <text:p text:style-name="P35"/>
      <text:p text:style-name="P35"/>
      <text:p text:style-name="P35"/>
      <text:p text:style-name="P35"/>
      <text:p text:style-name="P35"/>
      <text:p text:style-name="P35"/>
      <text:p text:style-name="P35"/>
      <text:p text:style-name="P35"/>
      <text:p text:style-name="P35"/>
      <text:p text:style-name="P35"><text:soft-page-break/></text:p>
      <text:p text:style-name="P35"><text:tab/><text:tab/></text:p>
      <text:p text:style-name="P7"><text:tab/> <text:s text:c="14"/></text:p>
      <text:p text:style-name="P14">KİRA FESİH SÖZLEŞMESİ</text:p>
      <text:p text:style-name="P15"/>
      <text:p text:style-name="P47"><text:span text:style-name="T117"><text:tab/></text:span><text:span text:style-name="T137">A</text:span><text:span text:style-name="T129">şağıda </text:span><text:span text:style-name="T126">tarih </text:span><text:span text:style-name="T129">ve</text:span><text:span text:style-name="T126"> sayı</text:span><text:span text:style-name="T130">sı </text:span><text:span text:style-name="T129">belirtilen </text:span><text:span text:style-name="T126">kira sözleşme</text:span><text:span text:style-name="T130">si</text:span><text:span text:style-name="T137">ni tek taraflı olarak fesh ediyorum. Sözleşme şartları ile t</text:span><text:span text:style-name="T117">ahtı icarımda bulunan taşınmazı; </text:span><text:span text:style-name="T137">belirtilen tarihte,</text:span><text:span text:style-name="T126"> </text:span><text:span text:style-name="T129">belirtilen </text:span><text:span text:style-name="T126">kira sözleşme</text:span><text:span text:style-name="T130">sinin</text:span><text:span text:style-name="T126"> şartlarına bağlı kalarak </text:span><text:span text:style-name="T158">tahliye ettim.</text:span></text:p>
      <text:p text:style-name="P49"/>
      <text:p text:style-name="P50"><text:span text:style-name="T202">FESH</text:span><text:span text:style-name="T201"> EDİLE</text:span><text:span text:style-name="T202">N</text:span><text:span text:style-name="T201"> </text:span><text:span text:style-name="T202">SÖZLEŞMENİN</text:span></text:p>
      <text:p text:style-name="P49"/>
      <text:p text:style-name="P48"><text:span text:style-name="T159">Tarihi, <text:s/></text:span><text:span text:style-name="T160">No</text:span><text:span text:style-name="T159"><text:tab/><text:tab/><text:tab/><text:tab/>:<text:tab/></text:span></text:p>
      <text:p text:style-name="P51">Mecurun tahliye Edil<text:span text:style-name="T200">diği </text:span>tarih<text:tab/>:</text:p>
      <text:p text:style-name="P51"/>
      <text:p text:style-name="P55">Kiracı<text:tab/></text:p>
      <text:p text:style-name="P56"><text:span text:style-name="T187">Adı Soyadı</text:span><text:span text:style-name="T117"><text:tab/>: </text:span><text:span text:style-name="T17">Sedat Koçak</text:span></text:p>
      <text:p text:style-name="P56"><text:span text:style-name="T194">T</text:span><text:span text:style-name="T187">C Kimlik No</text:span><text:span text:style-name="T117"><text:tab/>: </text:span><text:span text:style-name="T17">198 5831 2074</text:span></text:p>
      <text:p text:style-name="P56"><text:span text:style-name="T192">Tebligat </text:span><text:span text:style-name="T187">Adres</text:span><text:span text:style-name="T117">:</text:span><text:span text:style-name="T150"> </text:span><text:span text:style-name="T154">Hacılar Meydanı Mah.Çilek Sok. Dümen Ap. 26 Blk. No:2 Merkez-AMASYA</text:span></text:p>
      <text:p text:style-name="P57"><text:span text:style-name="T186">Telefon No</text:span><text:tab/>: <text:span text:style-name="T219">544 463 8326</text:span></text:p>
      <text:p text:style-name="P53"><text:tab/><text:tab/><text:tab/><text:tab/><text:tab/></text:p>
      <text:p text:style-name="P52"><text:tab/></text:p>
      <text:p text:style-name="P6"><text:tab/> <text:s text:c="48"/>K<text:span text:style-name="T215">iracı</text:span><text:tab/></text:p>
      <text:p text:style-name="P54"><text:tab/><text:tab/><text:tab/><text:tab/><text:tab/><text:tab/><text:tab/><text:span text:style-name="T216"><text:tab/><text:tab/></text:span><text:span text:style-name="T217">Sedat Koçak<text:tab/><text:tab/><text:tab/><text:tab/><text:tab/><text:tab/><text:tab/><text:tab/><text:tab/><text:tab/><text:tab/>198 5831 2074</text:span></text:p>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Abyssinica SIL" svg:font-family="'Abyssinica SIL'" style:font-pitch="variable"/>
    <style:font-face style:name="Chandas" svg:font-family="Chandas" style:font-pitch="variable"/>
    <style:font-face style:name="Chilanka" svg:font-family="Chilanka"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Courier New" svg:font-family="'Courier New'" style:font-family-generic="system"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5a579" officeooo:paragraph-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tab/><text:tab/> <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08:57:13.529473922</meta:creation-date>
    <dc:date>2021-08-20T18:55:19.870051601</dc:date>
    <meta:editing-duration>P1DT20H4M55S</meta:editing-duration>
    <meta:editing-cycles>76</meta:editing-cycles>
    <meta:generator>LibreOffice/6.1.5.2$Linux_X86_64 LibreOffice_project/10$Build-2</meta:generator>
    <meta:print-date>2021-08-11T14:13:24.214632255</meta:print-date>
    <meta:document-statistic meta:table-count="0" meta:image-count="0" meta:object-count="0" meta:page-count="5" meta:paragraph-count="89" meta:word-count="1830" meta:character-count="13778" meta:non-whitespace-character-count="11711"/>
  </office:meta>
</office:document-meta>
</file>